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1" svg:font-family="Georgia2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5.399cm"/>
    </style:style>
    <style:style style:name="co7" style:family="table-column">
      <style:table-column-properties fo:break-before="auto" style:column-width="5.556cm"/>
    </style:style>
    <style:style style:name="co8" style:family="table-column">
      <style:table-column-properties fo:break-before="auto" style:column-width="6.218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10.557cm"/>
    </style:style>
    <style:style style:name="co12" style:family="table-column">
      <style:table-column-properties fo:break-before="auto" style:column-width="3.3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/>
    </style:style>
    <style:style style:name="ce29" style:family="table-cell" style:parent-style-name="Default" style:data-style-name="N0">
      <style:table-cell-properties fo:background-color="#e8e8e8"/>
    </style:style>
    <style:style style:name="ce30" style:family="table-cell" style:parent-style-name="Default" style:data-style-name="N0">
      <style:table-cell-properties fo:background-color="#d2e8d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none" fo:background-color="#fffafa" fo:border-left="none" fo:border-right="none" fo:border-top="0.06pt solid #000000"/>
    </style:style>
    <style:style style:name="ce15" style:family="table-cell" style:parent-style-name="Default" style:data-style-name="N108">
      <style:table-cell-properties fo:background-color="#fffafa"/>
    </style:style>
    <style:style style:name="ce17" style:family="table-cell" style:parent-style-name="Default" style:data-style-name="N108">
      <style:table-cell-properties fo:background-color="#e8e8e8"/>
    </style:style>
    <style:style style:name="ce21" style:family="table-cell" style:parent-style-name="Default" style:data-style-name="N108">
      <style:table-cell-properties fo:border-bottom="0.06pt solid #000000" fo:background-color="#fffafa" fo:border-left="none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-bottom="none" fo:background-color="#d2e8dc" fo:border-left="none" fo:border-right="none" fo:border-top="0.06pt solid #000000"/>
    </style:style>
    <style:style style:name="ce16" style:family="table-cell" style:parent-style-name="Default" style:data-style-name="N108">
      <style:table-cell-properties fo:background-color="#d2e8dc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44" style:family="table-cell" style:parent-style-name="Default" style:data-style-name="N0">
      <style:table-cell-properties style:vertical-align="automatic"/>
      <style:text-properties style:font-name="Georgia21" fo:font-size="10pt" style:font-name-asian="Georgia21" style:font-size-asian="10pt" style:font-name-complex="Georgia21" style:font-size-complex="10pt"/>
    </style:style>
    <style:style style:name="ce6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6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65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7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7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8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0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48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1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3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2" fo:font-size="12pt" style:font-name-asian="Georgia" style:font-size-asian="12pt" style:font-name-complex="Georgia" style:font-size-complex="12pt"/>
    </style:style>
    <style:style style:name="ce151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76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36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ext-properties style:font-name="Georgia21" style:font-name-asian="Georgia21" style:font-name-complex="Georgia21"/>
    </style:style>
    <style:style style:name="ce52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4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77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46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1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55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" style:font-size-asian="12pt" style:font-name-complex="Georgia" style:font-size-complex="12pt"/>
    </style:style>
    <style:style style:name="ce59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62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74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78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2" fo:font-size="12pt" style:font-name-asian="Georgia" style:font-size-asian="12pt" style:font-name-complex="Georgia" style:font-size-complex="12pt"/>
    </style:style>
    <style:style style:name="ce6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77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8" style:base-cell-address="IT1.I4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8" style:base-cell-address="IT1.I4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3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92" style:family="table-cell" style:parent-style-name="Default" style:data-style-name="N0">
      <style:table-cell-properties fo:background-color="transparent"/>
    </style:style>
    <style:style style:name="ce184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9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2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2" fo:font-size="12pt" style:font-name-asian="Georgia" style:font-size-asian="12pt" style:font-name-complex="Georgia" style:font-size-complex="12pt"/>
    </style:style>
    <style:style style:name="ce187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3" style:family="table-cell" style:parent-style-name="Default" style:data-style-name="N0">
      <style:table-cell-properties fo:border="0.06pt solid #000000" style:shrink-to-fit="true" style:vertical-align="automatic"/>
      <style:text-properties style:font-name="Georgia21" style:font-name-asian="Georgia21" style:font-name-complex="Georgia21"/>
    </style:style>
    <style:style style:name="ce80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3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6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1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4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" style:font-size-asian="12pt" style:font-name-complex="Georgia" style:font-size-complex="12pt"/>
    </style:style>
    <style:style style:name="ce85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87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88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97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8" style:base-cell-address="IT2.I4"/>
    </style:style>
    <style:style style:name="ce1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8" style:base-cell-address="IT2.I4"/>
    </style:style>
    <style:style style:name="ce81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4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96" style:family="table-cell" style:parent-style-name="Default" style:data-style-name="N0">
      <style:table-cell-properties fo:background-color="#f08080" fo:border="0.06pt solid #000000" style:shrink-to-fit="true" style:vertical-align="automatic"/>
      <style:text-properties style:font-name="Georgia2" fo:font-size="12pt" style:font-name-asian="Georgia" style:font-size-asian="12pt" style:font-name-complex="Georgia" style:font-size-complex="12pt"/>
    </style:style>
    <style:style style:name="ce97" style:family="table-cell" style:parent-style-name="Default" style:data-style-name="N0">
      <style:table-cell-properties fo:background-color="#f08080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9" style:family="table-cell" style:parent-style-name="Default" style:data-style-name="N0">
      <style:table-cell-properties fo:background-color="#f08080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1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8" style:family="table-cell" style:parent-style-name="Default" style:data-style-name="N0">
      <style:table-cell-properties fo:background-color="#f08080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" style:font-size-asian="12pt" style:font-name-complex="Georgia" style:font-size-complex="12pt"/>
    </style:style>
    <style:style style:name="ce100" style:family="table-cell" style:parent-style-name="Default" style:data-style-name="N0">
      <style:table-cell-properties fo:background-color="#f08080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4pt" style:font-name-asian="Georgia" style:font-size-asian="14pt" style:font-name-complex="Georgia" style:font-size-complex="14pt"/>
    </style:style>
    <style:style style:name="ce211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8" style:base-cell-address="IT3.I4"/>
    </style:style>
    <style:style style:name="ce2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8" style:base-cell-address="IT3.I4"/>
    </style:style>
    <style:style style:name="ce116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18" style:family="table-cell" style:parent-style-name="Default" style:data-style-name="N0">
      <style:table-cell-properties fo:background-color="#f08080" style:vertical-align="automatic"/>
      <style:text-properties style:font-name="Georgia21" style:font-name-asian="Georgia21" style:font-name-complex="Georgia21"/>
    </style:style>
    <style:style style:name="ce121" style:family="table-cell" style:parent-style-name="Default" style:data-style-name="N0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103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4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5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220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8" style:base-cell-address="IT4.I4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8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5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[.C3] - [IT1.F8]" office:value-type="float" office:value="4" calcext:value-type="float">
            <text:p>4</text:p>
          </table:table-cell>
          <table:table-cell table:style-name="ce12" table:formula="of:=[.C3] - [IT2.F8]" office:value-type="float" office:value="4" calcext:value-type="float">
            <text:p>4</text:p>
          </table:table-cell>
          <table:table-cell table:style-name="ce12" table:formula="of:=[.C3] - [IT3.F8]" office:value-type="float" office:value="4" calcext:value-type="float">
            <text:p>4</text:p>
          </table:table-cell>
          <table:table-cell table:style-name="ce11" table:formula="of:=[.C3] - [IT4.F8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2</text:p>
          </table:table-cell>
          <table:table-cell table:style-name="ce14" office:value-type="float" office:value="38" calcext:value-type="float">
            <text:p>38</text:p>
          </table:table-cell>
          <table:table-cell table:style-name="ce15" table:formula="of:=[.C4] - [IT1.F18]" office:value-type="float" office:value="-2" calcext:value-type="float">
            <text:p>-2</text:p>
          </table:table-cell>
          <table:table-cell table:style-name="ce16" table:formula="of:=[.C4] - [IT2.F19]" office:value-type="float" office:value="-5" calcext:value-type="float">
            <text:p>-5</text:p>
          </table:table-cell>
          <table:table-cell table:style-name="ce16" table:formula="of:=[.C4]- [IT3.F19]" office:value-type="float" office:value="-5" calcext:value-type="float">
            <text:p>-5</text:p>
          </table:table-cell>
          <table:table-cell table:style-name="ce15" table:formula="of:=[.C4]- [IT4.F1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3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5]-[IT1.F27]" office:value-type="float" office:value="19" calcext:value-type="float">
            <text:p>19</text:p>
          </table:table-cell>
          <table:table-cell table:style-name="ce17" table:formula="of:=[.C5] - [IT2.F28]" office:value-type="float" office:value="19" calcext:value-type="float">
            <text:p>19</text:p>
          </table:table-cell>
          <table:table-cell table:style-name="ce15" table:formula="of:=[.C5]- [IT3.F28]" office:value-type="float" office:value="19" calcext:value-type="float">
            <text:p>19</text:p>
          </table:table-cell>
          <table:table-cell table:style-name="ce15" table:formula="of:=[.C5]- [IT4.F28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4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6]-[IT1.F35]" office:value-type="float" office:value="35" calcext:value-type="float">
            <text:p>35</text:p>
          </table:table-cell>
          <table:table-cell table:style-name="ce17" table:formula="of:=[.C6] - [IT2.F38]" office:value-type="float" office:value="35" calcext:value-type="float">
            <text:p>35</text:p>
          </table:table-cell>
          <table:table-cell table:style-name="ce15" table:formula="of:=[.C6] - [IT3.F38]" office:value-type="float" office:value="35" calcext:value-type="float">
            <text:p>35</text:p>
          </table:table-cell>
          <table:table-cell table:style-name="ce15" table:formula="of:=[.C6] - [IT4.F38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5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7]-[IT1.F43]" office:value-type="float" office:value="35" calcext:value-type="float">
            <text:p>35</text:p>
          </table:table-cell>
          <table:table-cell table:style-name="ce17" table:formula="of:=[.C7] - [IT2.F46]" office:value-type="float" office:value="35" calcext:value-type="float">
            <text:p>35</text:p>
          </table:table-cell>
          <table:table-cell table:style-name="ce17" table:formula="of:=[.C7]- [IT3.F46]" office:value-type="float" office:value="35" calcext:value-type="float">
            <text:p>35</text:p>
          </table:table-cell>
          <table:table-cell table:style-name="ce15" table:formula="of:=[.C7]- [IT4.F46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6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8]-[IT1.F52]" office:value-type="float" office:value="19" calcext:value-type="float">
            <text:p>19</text:p>
          </table:table-cell>
          <table:table-cell table:style-name="ce15" table:formula="of:=[.C8] - [IT2.F56]" office:value-type="float" office:value="5" calcext:value-type="float">
            <text:p>5</text:p>
          </table:table-cell>
          <table:table-cell table:style-name="ce16" table:formula="of:=[.C8]- [IT3.F56]" office:value-type="float" office:value="5" calcext:value-type="float">
            <text:p>5</text:p>
          </table:table-cell>
          <table:table-cell table:style-name="ce15" table:formula="of:=[.C8]- [IT4.F56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7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C9]-[IT1.F58]" office:value-type="float" office:value="8" calcext:value-type="float">
            <text:p>8</text:p>
          </table:table-cell>
          <table:table-cell table:style-name="ce15" table:formula="of:=[.C9] - [IT2.F62]" office:value-type="float" office:value="-16" calcext:value-type="float">
            <text:p>-16</text:p>
          </table:table-cell>
          <table:table-cell table:style-name="ce16" table:formula="of:=[.C9]- [IT3.F62]" office:value-type="float" office:value="-16" calcext:value-type="float">
            <text:p>-16</text:p>
          </table:table-cell>
          <table:table-cell table:style-name="ce15" table:formula="of:=[.C9]- [IT4.F62]" office:value-type="float" office:value="-16" calcext:value-type="float">
            <text:p>-16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8</text:p>
          </table:table-cell>
          <table:table-cell table:style-name="ce14" office:value-type="float" office:value="10" calcext:value-type="float">
            <text:p>10</text:p>
          </table:table-cell>
          <table:table-cell table:style-name="ce15" table:formula="of:=[.C10]-[IT1.F65]" office:value-type="float" office:value="-12" calcext:value-type="float">
            <text:p>-12</text:p>
          </table:table-cell>
          <table:table-cell table:style-name="ce15" table:formula="of:=[.C10]-[IT2.F69]" office:value-type="float" office:value="1" calcext:value-type="float">
            <text:p>1</text:p>
          </table:table-cell>
          <table:table-cell table:style-name="ce15" table:formula="of:=[.C10]- [IT3.F68]" office:value-type="float" office:value="4" calcext:value-type="float">
            <text:p>4</text:p>
          </table:table-cell>
          <table:table-cell table:style-name="ce15" table:formula="of:=[.C10]- [IT4.F69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9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1]-[IT1.F74]" office:value-type="float" office:value="25" calcext:value-type="float">
            <text:p>25</text:p>
          </table:table-cell>
          <table:table-cell table:style-name="ce15" table:formula="of:=[.C11]-[IT2.F80]" office:value-type="float" office:value="12" calcext:value-type="float">
            <text:p>12</text:p>
          </table:table-cell>
          <table:table-cell table:style-name="ce15" table:formula="of:=[.C11]- [IT3.F76]" office:value-type="float" office:value="20" calcext:value-type="float">
            <text:p>20</text:p>
          </table:table-cell>
          <table:table-cell table:style-name="ce15" table:formula="of:=[.C11]- [IT4.F80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0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2]-[IT1.F81]" office:value-type="float" office:value="25" calcext:value-type="float">
            <text:p>25</text:p>
          </table:table-cell>
          <table:table-cell table:style-name="ce17" table:formula="of:=[.C12]-[IT2.F87]" office:value-type="float" office:value="25" calcext:value-type="float">
            <text:p>25</text:p>
          </table:table-cell>
          <table:table-cell table:style-name="ce17" table:formula="of:=[.C12]- [IT3.F83]" office:value-type="float" office:value="25" calcext:value-type="float">
            <text:p>25</text:p>
          </table:table-cell>
          <table:table-cell table:style-name="ce15" table:formula="of:=[.C12]- [IT4.F87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1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formula="of:=[.C13]-[IT1.F87]" office:value-type="float" office:value="12" calcext:value-type="float">
            <text:p>12</text:p>
          </table:table-cell>
          <table:table-cell table:style-name="ce17" table:formula="of:=[.C13]-[IT2.F87]" office:value-type="float" office:value="12" calcext:value-type="float">
            <text:p>12</text:p>
          </table:table-cell>
          <table:table-cell table:style-name="ce17" table:formula="of:=[.C13]- [IT3.F89]" office:value-type="float" office:value="12" calcext:value-type="float">
            <text:p>12</text:p>
          </table:table-cell>
          <table:table-cell table:style-name="ce15" table:formula="of:=[.C13]- [IT4.F93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2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4]-[IT1.F94]" office:value-type="float" office:value="25" calcext:value-type="float">
            <text:p>25</text:p>
          </table:table-cell>
          <table:table-cell table:style-name="ce17" table:formula="of:=[.C14]-[IT2.F100]" office:value-type="float" office:value="25" calcext:value-type="float">
            <text:p>25</text:p>
          </table:table-cell>
          <table:table-cell table:style-name="ce17" table:formula="of:=[.C14]- [IT3.F96]" office:value-type="float" office:value="25" calcext:value-type="float">
            <text:p>25</text:p>
          </table:table-cell>
          <table:table-cell table:style-name="ce15" table:formula="of:=[.C14]- [IT4.F100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Histoire 13</text:p>
          </table:table-cell>
          <table:table-cell table:style-name="ce19" office:value-type="float" office:value="25" calcext:value-type="float">
            <text:p>25</text:p>
          </table:table-cell>
          <table:table-cell table:style-name="ce17" table:formula="of:=[.C15]-[IT1.F103]" office:value-type="float" office:value="25" calcext:value-type="float">
            <text:p>25</text:p>
          </table:table-cell>
          <table:table-cell table:style-name="ce17" table:formula="of:=[.C15]-[IT2.F93]" office:value-type="float" office:value="25" calcext:value-type="float">
            <text:p>25</text:p>
          </table:table-cell>
          <table:table-cell table:style-name="ce17" table:formula="of:=[.C15]- [IT3.F105]" office:value-type="float" office:value="25" calcext:value-type="float">
            <text:p>25</text:p>
          </table:table-cell>
          <table:table-cell table:style-name="ce15" table:formula="of:=[.C15]- [IT4.F109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26" office:value-type="string" calcext:value-type="string" table:number-columns-spanned="2" table:number-rows-spanned="1">
            <text:p>Refactoring</text:p>
          </table:table-cell>
          <table:covered-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0" calcext:value-type="float">
            <text:p>-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2" office:value-type="string" calcext:value-type="string">
            <text:p>Estimation</text:p>
          </table:table-cell>
          <table:table-cell table:style-name="ce23" office:value-type="string" calcext:value-type="string">
            <text:p>Itération 1</text:p>
          </table:table-cell>
          <table:table-cell table:style-name="ce23" office:value-type="string" calcext:value-type="string">
            <text:p>Itération 2</text:p>
          </table:table-cell>
          <table:table-cell table:style-name="ce23" office:value-type="string" calcext:value-type="string">
            <text:p>Itération 3</text:p>
          </table:table-cell>
          <table:table-cell table:style-name="ce24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5" table:formula="of:=SUM([.C3:.C16])" office:value-type="float" office:value="306" calcext:value-type="float">
            <text:p>306</text:p>
          </table:table-cell>
          <table:table-cell table:style-name="ce25" table:formula="of:=SUM([.D3:.D16])" office:value-type="float" office:value="218" calcext:value-type="float">
            <text:p>218</text:p>
          </table:table-cell>
          <table:table-cell table:style-name="ce25" table:formula="of:=SUM([.E3:.E16])" office:value-type="float" office:value="167" calcext:value-type="float">
            <text:p>167</text:p>
          </table:table-cell>
          <table:table-cell table:style-name="ce25" table:formula="of:=SUM([.F3:.F16])" office:value-type="float" office:value="188" calcext:value-type="float">
            <text:p>188</text:p>
          </table:table-cell>
          <table:table-cell table:style-name="ce25" table:formula="of:=SUM([.G3:.G15])" office:value-type="float" office:value="180" calcext:value-type="float">
            <text:p>180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8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9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30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31"/>
        <table:table-column table:style-name="co5" table:default-cell-style-name="ce31"/>
        <table:table-column table:style-name="co6" table:default-cell-style-name="ce32"/>
        <table:table-column table:style-name="co7" table:number-columns-repeated="2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57" table:default-cell-style-name="ce31"/>
        <table:table-column table:style-name="co2" table:number-columns-repeated="960" table:default-cell-style-name="Default"/>
        <table:table-row table:style-name="ro1">
          <table:table-cell table:number-columns-repeated="10"/>
          <table:table-cell table:style-name="ce17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6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3" office:value-type="string" calcext:value-type="string" table:number-columns-spanned="2" table:number-rows-spanned="1">
            <text:p>Histoire 1</text:p>
          </table:table-cell>
          <table:covered-table-cell/>
          <table:table-cell table:style-name="ce173" office:value-type="string" calcext:value-type="string" table:number-columns-spanned="2" table:number-rows-spanned="1">
            <text:p>Histoire 2</text:p>
          </table:table-cell>
          <table:covered-table-cell/>
          <table:table-cell table:style-name="ce173" office:value-type="string" calcext:value-type="string" table:number-columns-spanned="2" table:number-rows-spanned="1">
            <text:p>Histoire 8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73" office:value-type="string" calcext:value-type="string" table:number-columns-spanned="2" table:number-rows-spanned="1">
            <text:p>Jour</text:p>
          </table:table-cell>
          <table:covered-table-cell/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Interface de connex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38" office:value-type="string" calcext:value-type="string">
            <text:p>DEKEYSER Chloe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177" office:value-type="date" office:date-value="2021-02-23" calcext:value-type="date">
            <text:p>23-02-2021</text:p>
          </table:table-cell>
          <table:table-cell table:style-name="ce178" office:value-type="float" office:value="0" calcext:value-type="float">
            <text:p>0</text:p>
          </table:table-cell>
          <table:table-cell table:style-name="ce42" table:formula="of:=[.$G$8] - ([.$G$8]/[.$J$18]*[.J4])" office:value-type="float" office:value="30" calcext:value-type="float">
            <text:p>30,00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42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43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37" office:value-type="string" calcext:value-type="string">
            <text:p>Conditions d'utilisation</text:p>
          </table:table-cell>
          <table:table-cell table:style-name="ce38" office:value-type="string" calcext:value-type="string">
            <text:p>DESMET Aline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177" office:value-type="date" office:date-value="2021-02-24" calcext:value-type="date">
            <text:p>24-02-2021</text:p>
          </table:table-cell>
          <table:table-cell table:style-name="ce178" office:value-type="float" office:value="1" calcext:value-type="float">
            <text:p>1</text:p>
          </table:table-cell>
          <table:table-cell table:style-name="ce42" table:formula="of:=[.$G$8] - ([.$G$8]/[.$J$18]*[.J5])" office:value-type="float" office:value="27.8571428571429" calcext:value-type="float">
            <text:p>27,86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5])" office:value-type="float" office:value="30.6428571428571" calcext:value-type="float">
            <text:p>30,64</text:p>
          </table:table-cell>
          <table:table-cell office:value-type="float" office:value="30" calcext:value-type="float">
            <text:p>30</text:p>
          </table:table-cell>
          <table:table-cell table:style-name="ce42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43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70" calcext:value-type="float">
            <text:p>7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Base de données utilisateurs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177" office:value-type="date" office:date-value="2021-02-25" calcext:value-type="date">
            <text:p>25-02-2021</text:p>
          </table:table-cell>
          <table:table-cell table:style-name="ce178" office:value-type="float" office:value="2" calcext:value-type="float">
            <text:p>2</text:p>
          </table:table-cell>
          <table:table-cell table:style-name="ce42" table:formula="of:=[.$G$8] - ([.$G$8]/[.$J$18]*[.J6])" office:value-type="float" office:value="25.7142857142857" calcext:value-type="float">
            <text:p>25,71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6])" office:value-type="float" office:value="28.2857142857143" calcext:value-type="float">
            <text:p>28,29</text:p>
          </table:table-cell>
          <table:table-cell office:value-type="float" office:value="26" calcext:value-type="float">
            <text:p>26</text:p>
          </table:table-cell>
          <table:table-cell table:style-name="ce42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43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6" calcext:value-type="float">
            <text:p>6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Validation de données de connexion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77" office:value-type="date" office:date-value="2021-02-26" calcext:value-type="date">
            <text:p>26-02-2021</text:p>
          </table:table-cell>
          <table:table-cell table:style-name="ce178" office:value-type="float" office:value="3" calcext:value-type="float">
            <text:p>3</text:p>
          </table:table-cell>
          <table:table-cell table:style-name="ce42" table:formula="of:=[.$G$8] - ([.$G$8]/[.$J$18]*[.J7])" office:value-type="float" office:value="23.5714285714286" calcext:value-type="float">
            <text:p>23,57</text:p>
          </table:table-cell>
          <table:table-cell table:style-name="ce123" office:value-type="float" office:value="25" calcext:value-type="float">
            <text:p>25</text:p>
          </table:table-cell>
          <table:table-cell table:style-name="ce42" table:formula="of:=[.$G$18] - ([.$G$18]/[.$J$18]*[.J7])" office:value-type="float" office:value="25.9285714285714" calcext:value-type="float">
            <text:p>25,93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43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4:.F7])" office:value-type="float" office:value="26" calcext:value-type="float">
            <text:p>26</text:p>
          </table:table-cell>
          <table:table-cell table:style-name="ce45" table:formula="of:=SUM([.G4:.G7])" office:value-type="float" office:value="30" calcext:value-type="float">
            <text:p>30</text:p>
          </table:table-cell>
          <table:table-cell/>
          <table:table-cell table:style-name="ce177" office:value-type="date" office:date-value="2021-02-27" calcext:value-type="date">
            <text:p>27-02-2021</text:p>
          </table:table-cell>
          <table:table-cell table:style-name="ce178" office:value-type="float" office:value="4" calcext:value-type="float">
            <text:p>4</text:p>
          </table:table-cell>
          <table:table-cell table:style-name="ce42" table:formula="of:=[.$G$8] - ([.$G$8]/[.$J$18]*[.J8])" office:value-type="float" office:value="21.4285714285714" calcext:value-type="float">
            <text:p>21,43</text:p>
          </table:table-cell>
          <table:table-cell table:style-name="ce123" office:value-type="float" office:value="23" calcext:value-type="float">
            <text:p>23</text:p>
          </table:table-cell>
          <table:table-cell table:style-name="ce42" table:formula="of:=[.$G$18] - ([.$G$18]/[.$J$18]*[.J8])" office:value-type="float" office:value="23.5714285714286" calcext:value-type="float">
            <text:p>23,57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8])" office:value-type="float" office:value="7.142857142857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table:style-name="ce43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53" calcext:value-type="float">
            <text:p>5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77" office:value-type="date" office:date-value="2021-02-28" calcext:value-type="date">
            <text:p>28-02-2021</text:p>
          </table:table-cell>
          <table:table-cell table:style-name="ce178" office:value-type="float" office:value="5" calcext:value-type="float">
            <text:p>5</text:p>
          </table:table-cell>
          <table:table-cell table:style-name="ce42" table:formula="of:=[.$G$8] - ([.$G$8]/[.$J$18]*[.J9])" office:value-type="float" office:value="19.2857142857143" calcext:value-type="float">
            <text:p>19,29</text:p>
          </table:table-cell>
          <table:table-cell table:style-name="ce123" office:value-type="float" office:value="10" calcext:value-type="float">
            <text:p>10</text:p>
          </table:table-cell>
          <table:table-cell table:style-name="ce42" table:formula="of:=[.$G$18] - ([.$G$18]/[.$J$18]*[.J9])" office:value-type="float" office:value="21.2142857142857" calcext:value-type="float">
            <text:p>21,21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9])" office:value-type="float" office:value="6.42857142857143" calcext:value-type="float">
            <text:p>6,43</text:p>
          </table:table-cell>
          <table:table-cell office:value-type="float" office:value="6" calcext:value-type="float">
            <text:p>6</text:p>
          </table:table-cell>
          <table:table-cell table:style-name="ce43" table:formula="of:=[.K9]+[.M9]+[.O9]" office:value-type="float" office:value="46.9285714285714" calcext:value-type="float">
            <text:p>46,93</text:p>
          </table:table-cell>
          <table:table-cell table:formula="of:=[.L9]+[.N9]+[.P9]" office:value-type="float" office:value="38" calcext:value-type="float">
            <text:p>38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77" office:value-type="date" office:date-value="2021-03-01" calcext:value-type="date">
            <text:p>01-03-2021</text:p>
          </table:table-cell>
          <table:table-cell table:style-name="ce178" office:value-type="float" office:value="6" calcext:value-type="float">
            <text:p>6</text:p>
          </table:table-cell>
          <table:table-cell table:style-name="ce42" table:formula="of:=[.$G$8] - ([.$G$8]/[.$J$18]*[.J10])" office:value-type="float" office:value="17.1428571428571" calcext:value-type="float">
            <text:p>17,14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8" calcext:value-type="float">
            <text:p>18</text:p>
          </table:table-cell>
          <table:table-cell table:style-name="ce42" table:formula="of:=[.$G$65] - ([.$G$65]/[.$J$18]*[.J10])" office:value-type="float" office:value="5.71428571428571" calcext:value-type="float">
            <text:p>5,71</text:p>
          </table:table-cell>
          <table:table-cell office:value-type="float" office:value="10" calcext:value-type="float">
            <text:p>10</text:p>
          </table:table-cell>
          <table:table-cell table:style-name="ce43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68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77" office:value-type="date" office:date-value="2021-03-02" calcext:value-type="date">
            <text:p>02-03-2021</text:p>
          </table:table-cell>
          <table:table-cell table:style-name="ce178" office:value-type="float" office:value="7" calcext:value-type="float">
            <text:p>7</text:p>
          </table:table-cell>
          <table:table-cell table:style-name="ce42" table:formula="of:=[.$G$8] - ([.$G$8]/[.$J$18]*[.J11])" office:value-type="float" office:value="15" calcext:value-type="float">
            <text:p>15,00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1])" office:value-type="float" office:value="16.5" calcext:value-type="float">
            <text:p>16,50</text:p>
          </table:table-cell>
          <table:table-cell office:value-type="float" office:value="14" calcext:value-type="float">
            <text:p>14</text:p>
          </table:table-cell>
          <table:table-cell table:style-name="ce42" table:formula="of:=[.$G$65] - ([.$G$65]/[.$J$18]*[.J11])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table:style-name="ce43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46" calcext:value-type="float">
            <text:p>4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77" office:value-type="date" office:date-value="2021-03-03" calcext:value-type="date">
            <text:p>03-03-2021</text:p>
          </table:table-cell>
          <table:table-cell table:style-name="ce178" office:value-type="float" office:value="8" calcext:value-type="float">
            <text:p>8</text:p>
          </table:table-cell>
          <table:table-cell table:style-name="ce42" table:formula="of:=[.$G$8] - ([.$G$8]/[.$J$18]*[.J12])" office:value-type="float" office:value="12.8571428571429" calcext:value-type="float">
            <text:p>12,86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2])" office:value-type="float" office:value="14.1428571428571" calcext:value-type="float">
            <text:p>14,14</text:p>
          </table:table-cell>
          <table:table-cell office:value-type="float" office:value="11" calcext:value-type="float">
            <text:p>11</text:p>
          </table:table-cell>
          <table:table-cell table:style-name="ce42" table:formula="of:=[.$G$65] - ([.$G$65]/[.$J$18]*[.J12])" office:value-type="float" office:value="4.28571428571429" calcext:value-type="float">
            <text:p>4,29</text:p>
          </table:table-cell>
          <table:table-cell office:value-type="float" office:value="8" calcext:value-type="float">
            <text:p>8</text:p>
          </table:table-cell>
          <table:table-cell table:style-name="ce43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39" calcext:value-type="float">
            <text:p>3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Création de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" calcext:value-type="float">
            <text:p>12</text:p>
          </table:table-cell>
          <table:table-cell/>
          <table:table-cell table:style-name="ce177" office:value-type="date" office:date-value="2021-03-04" calcext:value-type="date">
            <text:p>04-03-2021</text:p>
          </table:table-cell>
          <table:table-cell table:style-name="ce178" office:value-type="float" office:value="9" calcext:value-type="float">
            <text:p>9</text:p>
          </table:table-cell>
          <table:table-cell table:style-name="ce42" table:formula="of:=[.$G$8] - ([.$G$8]/[.$J$18]*[.J13])" office:value-type="float" office:value="10.7142857142857" calcext:value-type="float">
            <text:p>10,71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18] - ([.$G$18]/[.$J$18]*[.J13])" office:value-type="float" office:value="11.7857142857143" calcext:value-type="float">
            <text:p>11,79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3])" office:value-type="float" office:value="3.571428571428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table:style-name="ce43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35" calcext:value-type="float">
            <text:p>35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Création de sous-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7" office:value-type="date" office:date-value="2021-03-05" calcext:value-type="date">
            <text:p>05-03-2021</text:p>
          </table:table-cell>
          <table:table-cell table:style-name="ce178" office:value-type="float" office:value="10" calcext:value-type="float">
            <text:p>10</text:p>
          </table:table-cell>
          <table:table-cell table:style-name="ce42" table:formula="of:=[.$G$8] - ([.$G$8]/[.$J$18]*[.J14])" office:value-type="float" office:value="8.57142857142857" calcext:value-type="float">
            <text:p>8,57</text:p>
          </table:table-cell>
          <table:table-cell table:style-name="ce123" office:value-type="float" office:value="15" calcext:value-type="float">
            <text:p>15</text:p>
          </table:table-cell>
          <table:table-cell table:style-name="ce42" table:formula="of:=[.$G$18] - ([.$G$18]/[.$J$18]*[.J14])" office:value-type="float" office:value="9.42857142857143" calcext:value-type="float">
            <text:p>9,43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4])" office:value-type="float" office:value="2.85714285714286" calcext:value-type="float">
            <text:p>2,86</text:p>
          </table:table-cell>
          <table:table-cell office:value-type="float" office:value="7" calcext:value-type="float">
            <text:p>7</text:p>
          </table:table-cell>
          <table:table-cell table:style-name="ce43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30" calcext:value-type="float">
            <text:p>3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tâches aux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177" office:value-type="date" office:date-value="2021-03-06" calcext:value-type="date">
            <text:p>06-03-2021</text:p>
          </table:table-cell>
          <table:table-cell table:style-name="ce178" office:value-type="float" office:value="11" calcext:value-type="float">
            <text:p>11</text:p>
          </table:table-cell>
          <table:table-cell table:style-name="ce42" table:formula="of:=[.$G$8] - ([.$G$8]/[.$J$18]*[.J15])" office:value-type="float" office:value="6.42857142857143" calcext:value-type="float">
            <text:p>6,43</text:p>
          </table:table-cell>
          <table:table-cell table:style-name="ce123" office:value-type="float" office:value="11" calcext:value-type="float">
            <text:p>11</text:p>
          </table:table-cell>
          <table:table-cell table:style-name="ce42" table:formula="of:=[.$G$18] - ([.$G$18]/[.$J$18]*[.J15])" office:value-type="float" office:value="7.07142857142857" calcext:value-type="float">
            <text:p>7,07</text:p>
          </table:table-cell>
          <table:table-cell office:value-type="float" office:value="6" calcext:value-type="float">
            <text:p>6</text:p>
          </table:table-cell>
          <table:table-cell table:style-name="ce42" table:formula="of:=[.$G$65] - ([.$G$65]/[.$J$18]*[.J15])" office:value-type="float" office:value="2.142857142857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table:style-name="ce43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23" calcext:value-type="float">
            <text:p>23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Mode édit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46" office:value-type="string" calcext:value-type="string">
            <text:p>DEKEYSER Chloe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/>
          <table:table-cell table:style-name="ce177" office:value-type="date" office:date-value="2021-03-07" calcext:value-type="date">
            <text:p>07-03-2021</text:p>
          </table:table-cell>
          <table:table-cell table:style-name="ce178" office:value-type="float" office:value="12" calcext:value-type="float">
            <text:p>12</text:p>
          </table:table-cell>
          <table:table-cell table:style-name="ce42" table:formula="of:=[.$G$8] - ([.$G$8]/[.$J$18]*[.J16])" office:value-type="float" office:value="4.28571428571429" calcext:value-type="float">
            <text:p>4,29</text:p>
          </table:table-cell>
          <table:table-cell table:style-name="ce123" office:value-type="float" office:value="8" calcext:value-type="float">
            <text:p>8</text:p>
          </table:table-cell>
          <table:table-cell table:style-name="ce42" table:formula="of:=[.$G$18] - ([.$G$18]/[.$J$18]*[.J16])" office:value-type="float" office:value="4.71428571428572" calcext:value-type="float">
            <text:p>4,71</text:p>
          </table:table-cell>
          <table:table-cell office:value-type="float" office:value="4" calcext:value-type="float">
            <text:p>4</text:p>
          </table:table-cell>
          <table:table-cell table:style-name="ce42" table:formula="of:=[.$G$65] - ([.$G$65]/[.$J$18]*[.J16])" office:value-type="float" office:value="1.42857142857143" calcext:value-type="float">
            <text:p>1,43</text:p>
          </table:table-cell>
          <table:table-cell office:value-type="float" office:value="6" calcext:value-type="float">
            <text:p>6</text:p>
          </table:table-cell>
          <table:table-cell table:style-name="ce43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18" calcext:value-type="float">
            <text:p>1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Suppression de projet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7" office:value-type="date" office:date-value="2021-03-08" calcext:value-type="date">
            <text:p>08-03-2021</text:p>
          </table:table-cell>
          <table:table-cell table:style-name="ce178" office:value-type="float" office:value="13" calcext:value-type="float">
            <text:p>13</text:p>
          </table:table-cell>
          <table:table-cell table:style-name="ce42" table:formula="of:=[.$G$8] - ([.$G$8]/[.$J$18]*[.J17])" office:value-type="float" office:value="2.14285714285714" calcext:value-type="float">
            <text:p>2,14</text:p>
          </table:table-cell>
          <table:table-cell table:style-name="ce123" office:value-type="float" office:value="7" calcext:value-type="float">
            <text:p>7</text:p>
          </table:table-cell>
          <table:table-cell table:style-name="ce42" table:formula="of:=[.$G$18] - ([.$G$18]/[.$J$18]*[.J17])" office:value-type="float" office:value="2.35714285714286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style-name="ce42" table:formula="of:=[.$G$65] - ([.$G$65]/[.$J$18]*[.J17])" office:value-type="float" office:value="0.714285714285714" calcext:value-type="float">
            <text:p>0,71</text:p>
          </table:table-cell>
          <table:table-cell office:value-type="float" office:value="4" calcext:value-type="float">
            <text:p>4</text:p>
          </table:table-cell>
          <table:table-cell table:style-name="ce43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13" calcext:value-type="float">
            <text:p>1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13:.F17])" office:value-type="float" office:value="40" calcext:value-type="float">
            <text:p>40</text:p>
          </table:table-cell>
          <table:table-cell table:style-name="ce49" table:formula="of:=SUM([.G13:.G17])" office:value-type="float" office:value="33" calcext:value-type="float">
            <text:p>33</text:p>
          </table:table-cell>
          <table:table-cell/>
          <table:table-cell table:style-name="ce177" office:value-type="date" office:date-value="2021-03-09" calcext:value-type="date">
            <text:p>09-03-2021</text:p>
          </table:table-cell>
          <table:table-cell table:style-name="ce178" office:value-type="float" office:value="14" calcext:value-type="float">
            <text:p>14</text:p>
          </table:table-cell>
          <table:table-cell table:style-name="ce42" table:formula="of:=[.$G$8] - ([.$G$8]/[.$J$18]*[.J18])" office:value-type="float" office:value="0" calcext:value-type="float">
            <text:p>0,00</text:p>
          </table:table-cell>
          <table:table-cell table:style-name="ce123" office:value-type="float" office:value="0" calcext:value-type="float">
            <text:p>0</text:p>
          </table:table-cell>
          <table:table-cell table:style-name="ce42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2" table:formula="of:=[.$G$65] - ([.$G$65]/[.$J$18]*[.J1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43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2" calcext:value-type="float">
            <text:p>2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Date début/fin des tâche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Séléction de dates via interface calendrie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Date début/fin des projet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number-columns-repeated="5"/>
          <table:table-cell table:style-name="ce56"/>
          <table:table-cell table:number-columns-repeated="1011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Priorité des tâches en fonction du temp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6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7"/>
          <table:table-cell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23:.F26])" office:value-type="float" office:value="0" calcext:value-type="float">
            <text:p>0</text:p>
          </table:table-cell>
          <table:table-cell table:style-name="ce59" table:formula="of:=SUM([.G23:.G26])" office:value-type="float" office:value="15" calcext:value-type="float">
            <text:p>15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style-name="ce57"/>
          <table:table-cell table:number-columns-repeated="2"/>
          <table:table-cell table:style-name="ce50" table:number-columns-repeated="4"/>
          <table:table-cell table:style-name="ce60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8"/>
          <table:table-cell/>
          <table:table-cell table:style-name="ce1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style-name="ce58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réation de calendrier (graphiquement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ssocier des couleurs aux projets via le calendri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Relier les tâches aux projets par leur nom et coul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fficher la date de début et fin d'une tâch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31:.F34])" office:value-type="float" office:value="0" calcext:value-type="float">
            <text:p>0</text:p>
          </table:table-cell>
          <table:table-cell table:style-name="ce63" table:formula="of:=SUM([.G31:.G34])" office:value-type="float" office:value="31" calcext:value-type="float">
            <text:p>3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12" calcext:value-type="float" table:number-columns-spanned="1" table:number-rows-spanned="3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 table:number-columns-repeated="2"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9:.F42])" office:value-type="float" office:value="0" calcext:value-type="float">
            <text:p>0</text:p>
          </table:table-cell>
          <table:table-cell table:style-name="ce59" table:formula="of:=SUM([.G39:.G42])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jout de collaborateurs à un projet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ollaborateurs peuvent modifier/supprimer le projet don’t ils font parti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âches et sous-projets sont partagée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'assigner des tâches aux collaboraateur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âches assignées doivent être visible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47:.F51])" office:value-type="float" office:value="0" calcext:value-type="float">
            <text:p>0</text:p>
          </table:table-cell>
          <table:table-cell table:style-name="ce63" table:formula="of:=SUM([.G47:.G51])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Exporter un fichier compressé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mporter un projet ayant été exporté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6:.F57])" office:value-type="float" office:value="0" calcext:value-type="float">
            <text:p>0</text:p>
          </table:table-cell>
          <table:table-cell table:style-name="ce59" table:formula="of:=SUM([.G56:.G57])" office:value-type="float" office:value="18" calcext:value-type="float">
            <text:p>18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2:.F64])" office:value-type="float" office:value="22" calcext:value-type="float">
            <text:p>22</text:p>
          </table:table-cell>
          <table:table-cell table:style-name="ce49" table:formula="of:=SUM([.G62:.G64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'espace peut être étendu grâce à l'aide de services de stockage cloud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69:.F73])" office:value-type="float" office:value="0" calcext:value-type="float">
            <text:p>0</text:p>
          </table:table-cell>
          <table:table-cell table:style-name="ce59" table:formula="of:=SUM([.G69:.G73])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78:.F80])" office:value-type="float" office:value="0" calcext:value-type="float">
            <text:p>0</text:p>
          </table:table-cell>
          <table:table-cell table:style-name="ce63" table:formula="of:=SUM([.G78:.G80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5:.F86])" office:value-type="float" office:value="0" calcext:value-type="float">
            <text:p>0</text:p>
          </table:table-cell>
          <table:table-cell table:style-name="ce59" table:formula="of:=SUM([.G85:.G86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1:.F93])" office:value-type="float" office:value="0" calcext:value-type="float">
            <text:p>0</text:p>
          </table:table-cell>
          <table:table-cell table:style-name="ce63" table:formula="of:=SUM([.G91:.G9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8:.F102])" office:value-type="float" office:value="0" calcext:value-type="float">
            <text:p>0</text:p>
          </table:table-cell>
          <table:table-cell table:style-name="ce59" table:formula="of:=SUM([.G98:.G102])" office:value-type="float" office:value="25" calcext:value-type="float">
            <text:p>25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8">
            <calcext:condition calcext:apply-style-name="cf18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36.925cm" svg:y="14.745cm">
            <draw:object draw:notify-on-update-of-ranges="IT2.J4:IT2.J26 IT2.Q3:IT2.Q3 IT2.Q4:IT2.Q26 IT2.R3:IT2.R3 IT2.R4:IT2.R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1"/>
        <table:table-column table:style-name="co5" table:default-cell-style-name="ce31"/>
        <table:table-column table:style-name="co11" table:default-cell-style-name="ce31"/>
        <table:table-column table:style-name="co12" table:number-columns-repeated="2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3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number-columns-repeated="49" table:default-cell-style-name="ce31"/>
        <table:table-column table:style-name="co2" table:number-columns-repeated="960" table:default-cell-style-name="Default"/>
        <table:table-row table:style-name="ro1">
          <table:table-cell table:number-columns-repeated="10"/>
          <table:table-cell table:style-name="ce17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8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3" office:value-type="string" calcext:value-type="string" table:number-columns-spanned="2" table:number-rows-spanned="1">
            <text:p>Histoire 6</text:p>
          </table:table-cell>
          <table:covered-table-cell/>
          <table:table-cell table:style-name="ce173" office:value-type="string" calcext:value-type="string" table:number-columns-spanned="2" table:number-rows-spanned="1">
            <text:p>Histoire 7</text:p>
          </table:table-cell>
          <table:covered-table-cell/>
          <table:table-cell table:style-name="ce173" office:value-type="string" calcext:value-type="string" table:number-columns-spanned="2" table:number-rows-spanned="1">
            <text:p>Histoire 9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3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173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197" office:value-type="date" office:date-value="2021-03-09" calcext:value-type="date">
            <text:p>09-03-2021</text:p>
          </table:table-cell>
          <table:table-cell table:style-name="ce198" office:value-type="float" office:value="0" calcext:value-type="float">
            <text:p>0</text:p>
          </table:table-cell>
          <table:table-cell table:style-name="ce42" table:formula="of:=[.$G$56]-([.$G$56]/[.$J$26]*[.J4])" office:value-type="float" office:value="19" calcext:value-type="float">
            <text:p>19,00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4])" office:value-type="float" office:value="8" calcext:value-type="float">
            <text:p>8,00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4])" office:value-type="float" office:value="25" calcext:value-type="float">
            <text:p>25,00</text:p>
          </table:table-cell>
          <table:table-cell office:value-type="float" office:value="20" calcext:value-type="float">
            <text:p>20</text:p>
          </table:table-cell>
          <table:table-cell table:style-name="ce43" table:formula="of:=[.K4]+[.M4]+[.O4]" office:value-type="float" office:value="52" calcext:value-type="float">
            <text:p>52,00</text:p>
          </table:table-cell>
          <table:table-cell table:formula="of:=[.L4]+[.N4]+[.P4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197" office:value-type="date" office:date-value="2021-03-10" calcext:value-type="date">
            <text:p>10-03-2021</text:p>
          </table:table-cell>
          <table:table-cell table:style-name="ce198" office:value-type="float" office:value="1" calcext:value-type="float">
            <text:p>1</text:p>
          </table:table-cell>
          <table:table-cell table:style-name="ce42" table:formula="of:=[.$G$56]-([.$G$56]/[.$J$26]*[.J5])" office:value-type="float" office:value="18.0952380952381" calcext:value-type="float">
            <text:p>18,10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5])" office:value-type="float" office:value="7.61904761904762" calcext:value-type="float">
            <text:p>7,62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5])" office:value-type="float" office:value="23.8095238095238" calcext:value-type="float">
            <text:p>23,81</text:p>
          </table:table-cell>
          <table:table-cell office:value-type="float" office:value="20" calcext:value-type="float">
            <text:p>20</text:p>
          </table:table-cell>
          <table:table-cell table:style-name="ce43" table:formula="of:=[.K5]+[.M5]+[.O5]" office:value-type="float" office:value="49.5238095238095" calcext:value-type="float">
            <text:p>49,52</text:p>
          </table:table-cell>
          <table:table-cell table:formula="of:=[.L5]+[.N5]+[.P5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197" office:value-type="date" office:date-value="2021-03-11" calcext:value-type="date">
            <text:p>11-03-2021</text:p>
          </table:table-cell>
          <table:table-cell table:style-name="ce198" office:value-type="float" office:value="2" calcext:value-type="float">
            <text:p>2</text:p>
          </table:table-cell>
          <table:table-cell table:style-name="ce42" table:formula="of:=[.$G$56]-([.$G$56]/[.$J$26]*[.J6])" office:value-type="float" office:value="17.1904761904762" calcext:value-type="float">
            <text:p>17,19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6])" office:value-type="float" office:value="7.23809523809524" calcext:value-type="float">
            <text:p>7,24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6])" office:value-type="float" office:value="22.6190476190476" calcext:value-type="float">
            <text:p>22,62</text:p>
          </table:table-cell>
          <table:table-cell office:value-type="float" office:value="20" calcext:value-type="float">
            <text:p>20</text:p>
          </table:table-cell>
          <table:table-cell table:style-name="ce43" table:formula="of:=[.K6]+[.M6]+[.O6]" office:value-type="float" office:value="47.0476190476191" calcext:value-type="float">
            <text:p>47,05</text:p>
          </table:table-cell>
          <table:table-cell table:formula="of:=[.L6]+[.N6]+[.P6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197" office:value-type="date" office:date-value="2021-03-12" calcext:value-type="date">
            <text:p>12-03-2021</text:p>
          </table:table-cell>
          <table:table-cell table:style-name="ce198" office:value-type="float" office:value="3" calcext:value-type="float">
            <text:p>3</text:p>
          </table:table-cell>
          <table:table-cell table:style-name="ce42" table:formula="of:=[.$G$56]-([.$G$56]/[.$J$26]*[.J7])" office:value-type="float" office:value="16.2857142857143" calcext:value-type="float">
            <text:p>16,29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7])" office:value-type="float" office:value="6.85714285714286" calcext:value-type="float">
            <text:p>6,86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7])" office:value-type="float" office:value="21.4285714285714" calcext:value-type="float">
            <text:p>21,43</text:p>
          </table:table-cell>
          <table:table-cell office:value-type="float" office:value="20" calcext:value-type="float">
            <text:p>20</text:p>
          </table:table-cell>
          <table:table-cell table:style-name="ce43" table:formula="of:=[.K7]+[.M7]+[.O7]" office:value-type="float" office:value="44.5714285714286" calcext:value-type="float">
            <text:p>44,57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197" office:value-type="date" office:date-value="2021-03-13" calcext:value-type="date">
            <text:p>13-03-2021</text:p>
          </table:table-cell>
          <table:table-cell table:style-name="ce198" office:value-type="float" office:value="4" calcext:value-type="float">
            <text:p>4</text:p>
          </table:table-cell>
          <table:table-cell table:style-name="ce42" table:formula="of:=[.$G$56]-([.$G$56]/[.$J$26]*[.J8])" office:value-type="float" office:value="15.3809523809524" calcext:value-type="float">
            <text:p>15,38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8])" office:value-type="float" office:value="6.47619047619048" calcext:value-type="float">
            <text:p>6,48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8])" office:value-type="float" office:value="20.2380952380952" calcext:value-type="float">
            <text:p>20,24</text:p>
          </table:table-cell>
          <table:table-cell office:value-type="float" office:value="20" calcext:value-type="float">
            <text:p>20</text:p>
          </table:table-cell>
          <table:table-cell table:style-name="ce43" table:formula="of:=[.K8]+[.M8]+[.O8]" office:value-type="float" office:value="42.0952380952381" calcext:value-type="float">
            <text:p>42,10</text:p>
          </table:table-cell>
          <table:table-cell table:formula="of:=[.L8]+[.N8]+[.P8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197" office:value-type="date" office:date-value="2021-03-14" calcext:value-type="date">
            <text:p>14-03-2021</text:p>
          </table:table-cell>
          <table:table-cell table:style-name="ce198" office:value-type="float" office:value="5" calcext:value-type="float">
            <text:p>5</text:p>
          </table:table-cell>
          <table:table-cell table:style-name="ce42" table:formula="of:=[.$G$56]-([.$G$56]/[.$J$26]*[.J9])" office:value-type="float" office:value="14.4761904761905" calcext:value-type="float">
            <text:p>14,48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9])" office:value-type="float" office:value="6.0952380952381" calcext:value-type="float">
            <text:p>6,10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9])" office:value-type="float" office:value="19.047619047619" calcext:value-type="float">
            <text:p>19,05</text:p>
          </table:table-cell>
          <table:table-cell office:value-type="float" office:value="20" calcext:value-type="float">
            <text:p>20</text:p>
          </table:table-cell>
          <table:table-cell table:style-name="ce43" table:formula="of:=[.K9]+[.M9]+[.O9]" office:value-type="float" office:value="39.6190476190476" calcext:value-type="float">
            <text:p>39,62</text:p>
          </table:table-cell>
          <table:table-cell table:formula="of:=[.L9]+[.N9]+[.P9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197" office:value-type="date" office:date-value="2021-03-15" calcext:value-type="date">
            <text:p>15-03-2021</text:p>
          </table:table-cell>
          <table:table-cell table:style-name="ce198" office:value-type="float" office:value="6" calcext:value-type="float">
            <text:p>6</text:p>
          </table:table-cell>
          <table:table-cell table:style-name="ce42" table:formula="of:=[.$G$56]-([.$G$56]/[.$J$26]*[.J10])" office:value-type="float" office:value="13.5714285714286" calcext:value-type="float">
            <text:p>13,57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0])" office:value-type="float" office:value="5.71428571428571" calcext:value-type="float">
            <text:p>5,71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10])" office:value-type="float" office:value="17.8571428571429" calcext:value-type="float">
            <text:p>17,86</text:p>
          </table:table-cell>
          <table:table-cell office:value-type="float" office:value="20" calcext:value-type="float">
            <text:p>20</text:p>
          </table:table-cell>
          <table:table-cell table:style-name="ce43" table:formula="of:=[.K10]+[.M10]+[.O10]" office:value-type="float" office:value="37.1428571428571" calcext:value-type="float">
            <text:p>37,14</text:p>
          </table:table-cell>
          <table:table-cell table:formula="of:=[.L10]+[.N10]+[.P10]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18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97" office:value-type="date" office:date-value="2021-03-16" calcext:value-type="date">
            <text:p>16-03-2021</text:p>
          </table:table-cell>
          <table:table-cell table:style-name="ce198" office:value-type="float" office:value="7" calcext:value-type="float">
            <text:p>7</text:p>
          </table:table-cell>
          <table:table-cell table:style-name="ce42" table:formula="of:=[.$G$56]-([.$G$56]/[.$J$26]*[.J11])" office:value-type="float" office:value="12.6666666666667" calcext:value-type="float">
            <text:p>12,67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1])" office:value-type="float" office:value="5.33333333333333" calcext:value-type="float">
            <text:p>5,33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11])" office:value-type="float" office:value="16.66666666666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table:style-name="ce43" table:formula="of:=[.K11]+[.M11]+[.O11]" office:value-type="float" office:value="34.6666666666667" calcext:value-type="float">
            <text:p>34,67</text:p>
          </table:table-cell>
          <table:table-cell table:formula="of:=[.L11]+[.N11]+[.P11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97" office:value-type="date" office:date-value="2021-03-17" calcext:value-type="date">
            <text:p>17-03-2021</text:p>
          </table:table-cell>
          <table:table-cell table:style-name="ce198" office:value-type="float" office:value="8" calcext:value-type="float">
            <text:p>8</text:p>
          </table:table-cell>
          <table:table-cell table:style-name="ce42" table:formula="of:=[.$G$56]-([.$G$56]/[.$J$26]*[.J12])" office:value-type="float" office:value="11.7619047619048" calcext:value-type="float">
            <text:p>11,76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2])" office:value-type="float" office:value="4.95238095238095" calcext:value-type="float">
            <text:p>4,95</text:p>
          </table:table-cell>
          <table:table-cell table:style-name="ce123" office:value-type="float" office:value="17" calcext:value-type="float">
            <text:p>17</text:p>
          </table:table-cell>
          <table:table-cell table:formula="of:=[.$G$80]-([.$G$80]/[.$J$26]*[.J12])" office:value-type="float" office:value="15.4761904761905" calcext:value-type="float">
            <text:p>15,48</text:p>
          </table:table-cell>
          <table:table-cell office:value-type="float" office:value="20" calcext:value-type="float">
            <text:p>20</text:p>
          </table:table-cell>
          <table:table-cell table:style-name="ce43" table:formula="of:=[.K12]+[.M12]+[.O12]" office:value-type="float" office:value="32.1904761904762" calcext:value-type="float">
            <text:p>32,19</text:p>
          </table:table-cell>
          <table:table-cell table:formula="of:=[.L12]+[.N12]+[.P12]" office:value-type="float" office:value="56" calcext:value-type="float">
            <text:p>5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197" office:value-type="date" office:date-value="2021-03-18" calcext:value-type="date">
            <text:p>18-03-2021</text:p>
          </table:table-cell>
          <table:table-cell table:style-name="ce198" office:value-type="float" office:value="9" calcext:value-type="float">
            <text:p>9</text:p>
          </table:table-cell>
          <table:table-cell table:style-name="ce42" table:formula="of:=[.$G$56]-([.$G$56]/[.$J$26]*[.J13])" office:value-type="float" office:value="10.8571428571429" calcext:value-type="float">
            <text:p>10,86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3])" office:value-type="float" office:value="4.57142857142857" calcext:value-type="float">
            <text:p>4,57</text:p>
          </table:table-cell>
          <table:table-cell table:style-name="ce123" office:value-type="float" office:value="17" calcext:value-type="float">
            <text:p>17</text:p>
          </table:table-cell>
          <table:table-cell table:formula="of:=[.$G$80]-([.$G$80]/[.$J$26]*[.J13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43" table:formula="of:=[.K13]+[.M13]+[.O13]" office:value-type="float" office:value="29.7142857142857" calcext:value-type="float">
            <text:p>29,71</text:p>
          </table:table-cell>
          <table:table-cell table:formula="of:=[.L13]+[.N13]+[.P13]" office:value-type="float" office:value="53" calcext:value-type="float">
            <text:p>53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197" office:value-type="date" office:date-value="2021-03-19" calcext:value-type="date">
            <text:p>19-03-2021</text:p>
          </table:table-cell>
          <table:table-cell table:style-name="ce198" office:value-type="float" office:value="10" calcext:value-type="float">
            <text:p>10</text:p>
          </table:table-cell>
          <table:table-cell table:style-name="ce42" table:formula="of:=[.$G$56]-([.$G$56]/[.$J$26]*[.J14])" office:value-type="float" office:value="9.95238095238095" calcext:value-type="float">
            <text:p>9,95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4])" office:value-type="float" office:value="4.19047619047619" calcext:value-type="float">
            <text:p>4,19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4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43" table:formula="of:=[.K14]+[.M14]+[.O14]" office:value-type="float" office:value="27.2380952380952" calcext:value-type="float">
            <text:p>27,24</text:p>
          </table:table-cell>
          <table:table-cell table:formula="of:=[.L14]+[.N14]+[.P14]" office:value-type="float" office:value="50" calcext:value-type="float">
            <text:p>5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197" office:value-type="date" office:date-value="2021-03-20" calcext:value-type="date">
            <text:p>20-03-2021</text:p>
          </table:table-cell>
          <table:table-cell table:style-name="ce198" office:value-type="float" office:value="11" calcext:value-type="float">
            <text:p>11</text:p>
          </table:table-cell>
          <table:table-cell table:style-name="ce42" table:formula="of:=[.$G$56]-([.$G$56]/[.$J$26]*[.J15])" office:value-type="float" office:value="9.04761904761905" calcext:value-type="float">
            <text:p>9,05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5])" office:value-type="float" office:value="3.80952380952381" calcext:value-type="float">
            <text:p>3,81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5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43" table:formula="of:=[.K15]+[.M15]+[.O15]" office:value-type="float" office:value="24.7619047619048" calcext:value-type="float">
            <text:p>24,76</text:p>
          </table:table-cell>
          <table:table-cell table:formula="of:=[.L15]+[.N15]+[.P15]" office:value-type="float" office:value="48" calcext:value-type="float">
            <text:p>48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197" office:value-type="date" office:date-value="2021-03-21" calcext:value-type="date">
            <text:p>21-03-2021</text:p>
          </table:table-cell>
          <table:table-cell table:style-name="ce198" office:value-type="float" office:value="12" calcext:value-type="float">
            <text:p>12</text:p>
          </table:table-cell>
          <table:table-cell table:style-name="ce42" table:formula="of:=[.$G$56]-([.$G$56]/[.$J$26]*[.J16])" office:value-type="float" office:value="8.14285714285714" calcext:value-type="float">
            <text:p>8,14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6])" office:value-type="float" office:value="3.42857142857143" calcext:value-type="float">
            <text:p>3,43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6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43" table:formula="of:=[.K16]+[.M16]+[.O16]" office:value-type="float" office:value="22.2857142857143" calcext:value-type="float">
            <text:p>22,29</text:p>
          </table:table-cell>
          <table:table-cell table:formula="of:=[.L16]+[.N16]+[.P16]" office:value-type="float" office:value="46" calcext:value-type="float">
            <text:p>46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197"/>
          <table:table-cell table:style-name="ce198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2"/>
          <table:table-cell table:style-name="ce43"/>
          <table:table-cell table:number-columns-repeated="100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197" office:value-type="date" office:date-value="2021-03-22" calcext:value-type="date">
            <text:p>22-03-2021</text:p>
          </table:table-cell>
          <table:table-cell table:style-name="ce198" office:value-type="float" office:value="13" calcext:value-type="float">
            <text:p>13</text:p>
          </table:table-cell>
          <table:table-cell table:style-name="ce42" table:formula="of:=[.$G$56]-([.$G$56]/[.$J$26]*[.J18])" office:value-type="float" office:value="7.23809523809524" calcext:value-type="float">
            <text:p>7,24</text:p>
          </table:table-cell>
          <table:table-cell table:style-name="ce123" office:value-type="float" office:value="16" calcext:value-type="float">
            <text:p>16</text:p>
          </table:table-cell>
          <table:table-cell table:style-name="ce42" table:formula="of:=[.$G$62]-([.$G$62]/[.$J$26]*[.J18])" office:value-type="float" office:value="3.04761904761905" calcext:value-type="float">
            <text:p>3,05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43" table:formula="of:=[.K18]+[.M18]+[.O18]" office:value-type="float" office:value="19.8095238095238" calcext:value-type="float">
            <text:p>19,81</text:p>
          </table:table-cell>
          <table:table-cell table:formula="of:=[.L18]+[.N18]+[.P18]" office:value-type="float" office:value="43" calcext:value-type="float">
            <text:p>4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197" office:value-type="date" office:date-value="2021-03-23" calcext:value-type="date">
            <text:p>23-03-2021</text:p>
          </table:table-cell>
          <table:table-cell table:style-name="ce198" office:value-type="float" office:value="14" calcext:value-type="float">
            <text:p>14</text:p>
          </table:table-cell>
          <table:table-cell table:style-name="ce42" table:formula="of:=[.$G$56]-([.$G$56]/[.$J$26]*[.J19])" office:value-type="float" office:value="6.33333333333333" calcext:value-type="float">
            <text:p>6,33</text:p>
          </table:table-cell>
          <table:table-cell table:style-name="ce123" office:value-type="float" office:value="12.5" calcext:value-type="float">
            <text:p>12,5</text:p>
          </table:table-cell>
          <table:table-cell table:style-name="ce42" table:formula="of:=[.$G$62]-([.$G$62]/[.$J$26]*[.J19])" office:value-type="float" office:value="2.66666666666667" calcext:value-type="float">
            <text:p>2,67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43" table:formula="of:=[.K19]+[.M19]+[.O19]" office:value-type="float" office:value="17.3333333333333" calcext:value-type="float">
            <text:p>17,33</text:p>
          </table:table-cell>
          <table:table-cell table:formula="of:=[.L19]+[.N19]+[.P19]" office:value-type="float" office:value="37.5" calcext:value-type="float">
            <text:p>37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197" office:value-type="date" office:date-value="2021-03-24" calcext:value-type="date">
            <text:p>24-03-2021</text:p>
          </table:table-cell>
          <table:table-cell table:style-name="ce198" office:value-type="float" office:value="15" calcext:value-type="float">
            <text:p>15</text:p>
          </table:table-cell>
          <table:table-cell table:style-name="ce42" table:formula="of:=[.$G$56]-([.$G$56]/[.$J$26]*[.J20])" office:value-type="float" office:value="5.42857142857143" calcext:value-type="float">
            <text:p>5,43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0])" office:value-type="float" office:value="2.28571428571429" calcext:value-type="float">
            <text:p>2,29</text:p>
          </table:table-cell>
          <table:table-cell table:style-name="ce123" office:value-type="float" office:value="11" calcext:value-type="float">
            <text:p>11</text:p>
          </table:table-cell>
          <table:table-cell table:formula="of:=[.$G$80]-([.$G$80]/[.$J$26]*[.J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43" table:formula="of:=[.K20]+[.M20]+[.O20]" office:value-type="float" office:value="14.8571428571429" calcext:value-type="float">
            <text:p>14,86</text:p>
          </table:table-cell>
          <table:table-cell table:formula="of:=[.L20]+[.N20]+[.P20]" office:value-type="float" office:value="28.5" calcext:value-type="float">
            <text:p>28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197" office:value-type="date" office:date-value="2021-03-25" calcext:value-type="date">
            <text:p>25-03-2021</text:p>
          </table:table-cell>
          <table:table-cell table:style-name="ce198" office:value-type="float" office:value="16" calcext:value-type="float">
            <text:p>16</text:p>
          </table:table-cell>
          <table:table-cell table:style-name="ce42" table:formula="of:=[.$G$56]-([.$G$56]/[.$J$26]*[.J21])" office:value-type="float" office:value="4.52380952380952" calcext:value-type="float">
            <text:p>4,52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1])" office:value-type="float" office:value="1.90476190476191" calcext:value-type="float">
            <text:p>1,90</text:p>
          </table:table-cell>
          <table:table-cell table:style-name="ce123" office:value-type="float" office:value="9" calcext:value-type="float">
            <text:p>9</text:p>
          </table:table-cell>
          <table:table-cell table:formula="of:=[.$G$80]-([.$G$80]/[.$J$26]*[.J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43" table:formula="of:=[.K21]+[.M21]+[.O21]" office:value-type="float" office:value="12.3809523809524" calcext:value-type="float">
            <text:p>12,38</text:p>
          </table:table-cell>
          <table:table-cell table:formula="of:=[.L21]+[.N21]+[.P21]" office:value-type="float" office:value="26.5" calcext:value-type="float">
            <text:p>26,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197" office:value-type="date" office:date-value="2021-03-26" calcext:value-type="date">
            <text:p>26-03-2021</text:p>
          </table:table-cell>
          <table:table-cell table:style-name="ce198" office:value-type="float" office:value="17" calcext:value-type="float">
            <text:p>17</text:p>
          </table:table-cell>
          <table:table-cell table:style-name="ce42" table:formula="of:=[.$G$56]-([.$G$56]/[.$J$26]*[.J22])" office:value-type="float" office:value="3.61904761904762" calcext:value-type="float">
            <text:p>3,62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2])" office:value-type="float" office:value="1.52380952380952" calcext:value-type="float">
            <text:p>1,52</text:p>
          </table:table-cell>
          <table:table-cell table:style-name="ce123" office:value-type="float" office:value="5.5" calcext:value-type="float">
            <text:p>5,5</text:p>
          </table:table-cell>
          <table:table-cell table:formula="of:=[.$G$80]-([.$G$80]/[.$J$26]*[.J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43" table:formula="of:=[.K22]+[.M22]+[.O22]" office:value-type="float" office:value="9.90476190476191" calcext:value-type="float">
            <text:p>9,90</text:p>
          </table:table-cell>
          <table:table-cell table:formula="of:=[.L22]+[.N22]+[.P22]" office:value-type="float" office:value="19" calcext:value-type="float">
            <text:p>19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/>
          <table:table-cell table:style-name="ce197" office:value-type="date" office:date-value="2021-03-27" calcext:value-type="date">
            <text:p>27-03-2021</text:p>
          </table:table-cell>
          <table:table-cell table:style-name="ce198" office:value-type="float" office:value="18" calcext:value-type="float">
            <text:p>18</text:p>
          </table:table-cell>
          <table:table-cell table:style-name="ce42" table:formula="of:=[.$G$56]-([.$G$56]/[.$J$26]*[.J23])" office:value-type="float" office:value="2.71428571428572" calcext:value-type="float">
            <text:p>2,71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3])" office:value-type="float" office:value="1.14285714285714" calcext:value-type="float">
            <text:p>1,14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43" table:formula="of:=[.K23]+[.M23]+[.O23]" office:value-type="float" office:value="7.42857142857143" calcext:value-type="float">
            <text:p>7,43</text:p>
          </table:table-cell>
          <table:table-cell table:formula="of:=[.L23]+[.N23]+[.P23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Date début/fin des tâche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  <table:table-cell table:style-name="ce197" office:value-type="date" office:date-value="2021-03-28" calcext:value-type="date">
            <text:p>28-03-2021</text:p>
          </table:table-cell>
          <table:table-cell table:style-name="ce198" office:value-type="float" office:value="19" calcext:value-type="float">
            <text:p>19</text:p>
          </table:table-cell>
          <table:table-cell table:style-name="ce42" table:formula="of:=[.$G$56]-([.$G$56]/[.$J$26]*[.J24])" office:value-type="float" office:value="1.80952380952381" calcext:value-type="float">
            <text:p>1,81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4])" office:value-type="float" office:value="0.761904761904763" calcext:value-type="float">
            <text:p>0,76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43" table:formula="of:=[.K24]+[.M24]+[.O24]" office:value-type="float" office:value="4.95238095238095" calcext:value-type="float">
            <text:p>4,95</text:p>
          </table:table-cell>
          <table:table-cell table:formula="of:=[.L24]+[.N24]+[.P24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Séléction de dates via interface calendrie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56"/>
          <table:table-cell table:style-name="ce197" office:value-type="date" office:date-value="2021-03-29" calcext:value-type="date">
            <text:p>29-03-2021</text:p>
          </table:table-cell>
          <table:table-cell table:style-name="ce198" office:value-type="float" office:value="20" calcext:value-type="float">
            <text:p>20</text:p>
          </table:table-cell>
          <table:table-cell table:style-name="ce42" table:formula="of:=[.$G$56]-([.$G$56]/[.$J$26]*[.J25])" office:value-type="float" office:value="0.904761904761905" calcext:value-type="float">
            <text:p>0,90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5])" office:value-type="float" office:value="0.380952380952381" calcext:value-type="float">
            <text:p>0,38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43" table:formula="of:=[.K25]+[.M25]+[.O25]" office:value-type="float" office:value="2.47619047619048" calcext:value-type="float">
            <text:p>2,48</text:p>
          </table:table-cell>
          <table:table-cell table:formula="of:=[.L25]+[.N25]+[.P25]" office:value-type="float" office:value="5.5" calcext:value-type="float">
            <text:p>5,5</text:p>
          </table:table-cell>
          <table:table-cell table:number-columns-repeated="1006"/>
        </table:table-row>
        <table:table-row table:style-name="ro6">
          <table:table-cell table:style-name="ce57"/>
          <table:table-cell/>
          <table:table-cell table:style-name="ce53" office:value-type="string" calcext:value-type="string">
            <text:p>Date début/fin des projet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8"/>
          <table:table-cell table:style-name="ce197" office:value-type="date" office:date-value="2021-03-30" calcext:value-type="date">
            <text:p>30-03-2021</text:p>
          </table:table-cell>
          <table:table-cell table:style-name="ce198" office:value-type="float" office:value="21" calcext:value-type="float">
            <text:p>21</text:p>
          </table:table-cell>
          <table:table-cell table:style-name="ce42" table:formula="of:=[.$G$56]-([.$G$56]/[.$J$26]*[.J26])" office:value-type="float" office:value="0" calcext:value-type="float">
            <text:p>0,00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6])" office:value-type="float" office:value="0" calcext:value-type="float">
            <text:p>0,00</text:p>
          </table:table-cell>
          <table:table-cell table:style-name="ce123" office:value-type="float" office:value="-4" calcext:value-type="float">
            <text:p>-4</text:p>
          </table:table-cell>
          <table:table-cell table:formula="of:=[.$G$80]-([.$G$80]/[.$J$26]*[.J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3" table:formula="of:=[.K26]+[.M26]+[.O26]" office:value-type="float" office:value="0" calcext:value-type="float">
            <text:p>0,00</text:p>
          </table:table-cell>
          <table:table-cell table:formula="of:=[.L26]+[.N26]+[.P26]" office:value-type="float" office:value="4.5" calcext:value-type="float">
            <text:p>4,5</text:p>
          </table:table-cell>
          <table:table-cell table:number-columns-repeated="1006"/>
        </table:table-row>
        <table:table-row table:style-name="ro6">
          <table:table-cell table:style-name="ce57"/>
          <table:table-cell/>
          <table:table-cell table:style-name="ce53" office:value-type="string" calcext:value-type="string">
            <text:p>Priorité des tâches en fonction du temp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style-name="ce60" table:number-columns-repeated="3"/>
          <table:table-cell table:style-name="ce89"/>
          <table:table-cell table:style-name="ce60"/>
          <table:table-cell table:style-name="ce90"/>
          <table:table-cell table:number-columns-repeated="1011"/>
        </table:table-row>
        <table:table-row table:style-name="ro6">
          <table:table-cell table:style-name="ce58"/>
          <table:table-cell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24:.F27])" office:value-type="float" office:value="0" calcext:value-type="float">
            <text:p>0</text:p>
          </table:table-cell>
          <table:table-cell table:style-name="ce59" table:formula="of:=SUM([.G24:.G27])" office:value-type="float" office:value="19" calcext:value-type="float">
            <text:p>19</text:p>
          </table:table-cell>
          <table:table-cell table:style-name="ce58" table:number-columns-repeated="3"/>
          <table:table-cell table:style-name="ce90"/>
          <table:table-cell table:style-name="ce58"/>
          <table:table-cell table:style-name="ce90"/>
          <table:table-cell table:number-columns-repeated="1011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réation de calendrier (graphiquement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ssocier des couleurs aux projets via le calendri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Relier les tâches aux projets par leur nom et coul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fficher la date de début et fin d'une tâch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enser à tout type d’utilisat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ypes d’affichage (mois, semaine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32:.F37])" office:value-type="float" office:value="0" calcext:value-type="float">
            <text:p>0</text:p>
          </table:table-cell>
          <table:table-cell table:style-name="ce63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collaborateurs à un projet</text:p>
          </table:table-cell>
          <table:table-cell table:style-name="ce38" office:value-type="string" calcext:value-type="string">
            <text:p>Chloé</text:p>
          </table:table-cell>
          <table:table-cell table:style-name="ce46" office:value-type="string" calcext:value-type="string">
            <text:p>Luca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ollaborateurs peuvent modifier/supprimer le projet don’t ils font partie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Tâches et sous-projets sont partagé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assigner des tâches aux collabora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Tâches assignées doivent être visibl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92" table:number-columns-repeated="2"/>
          <table:table-cell table:style-name="ce37" office:value-type="string" calcext:value-type="string">
            <text:p>Lier les rappels avec les collabor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50:.F54])" office:value-type="float" office:value="14" calcext:value-type="float">
            <text:p>14</text:p>
          </table:table-cell>
          <table:table-cell table:style-name="ce49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un fichier compressé</text:p>
          </table:table-cell>
          <table:table-cell table:style-name="ce38" office:value-type="string" calcext:value-type="string">
            <text:p>HODAIBI Yassine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Importer un projet ayant été exporté</text:p>
          </table:table-cell>
          <table:table-cell table:style-name="ce38" office:value-type="string" calcext:value-type="string">
            <text:p>DEBILDE Jean-Jacques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60:.F61])" office:value-type="float" office:value="24" calcext:value-type="float">
            <text:p>24</text:p>
          </table:table-cell>
          <table:table-cell table:style-name="ce4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8])" office:value-type="float" office:value="9" calcext:value-type="float">
            <text:p>9</text:p>
          </table:table-cell>
          <table:table-cell table:style-name="ce49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4:.F86])" office:value-type="float" office:value="0" calcext:value-type="float">
            <text:p>0</text:p>
          </table:table-cell>
          <table:table-cell table:style-name="ce63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1:.F92])" office:value-type="float" office:value="0" calcext:value-type="float">
            <text:p>0</text:p>
          </table:table-cell>
          <table:table-cell table:style-name="ce59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7:.F99])" office:value-type="float" office:value="0" calcext:value-type="float">
            <text:p>0</text:p>
          </table:table-cell>
          <table:table-cell table:style-name="ce63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4:.F108])" office:value-type="float" office:value="0" calcext:value-type="float">
            <text:p>0</text:p>
          </table:table-cell>
          <table:table-cell table:style-name="ce59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26">
            <calcext:condition calcext:apply-style-name="cf18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Chart 1" draw:style-name="gr1" svg:width="25.77cm" svg:height="15.786cm" svg:x="38.814cm" svg:y="19.006cm">
            <draw:object draw:notify-on-update-of-ranges="IT3.J4:IT3.J31 IT3.S3:IT3.S3 IT3.S4:IT3.S31 IT3.T3:IT3.T3 IT3.T4:IT3.T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31"/>
        <table:table-column table:style-name="co5" table:default-cell-style-name="ce31"/>
        <table:table-column table:style-name="co11" table:default-cell-style-name="ce31"/>
        <table:table-column table:style-name="co12" table:number-columns-repeated="2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3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default-cell-style-name="ce31"/>
        <table:table-column table:style-name="co10" table:default-cell-style-name="ce43"/>
        <table:table-column table:style-name="co10" table:number-columns-repeated="45" table:default-cell-style-name="ce31"/>
        <table:table-column table:style-name="co2" table:number-columns-repeated="960" table:default-cell-style-name="Default"/>
        <table:table-row table:style-name="ro1">
          <table:table-cell table:number-columns-repeated="10"/>
          <table:table-cell table:style-name="ce173" office:value-type="string" calcext:value-type="string" table:number-columns-spanned="10" table:number-rows-spanned="1">
            <text:p>Points restants</text:p>
          </table:table-cell>
          <table:covered-table-cell table:number-columns-repeated="9"/>
          <table:table-cell table:number-columns-repeated="1004"/>
        </table:table-row>
        <table:table-row table:style-name="ro2">
          <table:table-cell table:style-name="ce34"/>
          <table:table-cell/>
          <table:table-cell table:style-name="ce18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3" office:value-type="string" calcext:value-type="string" table:number-columns-spanned="2" table:number-rows-spanned="1">
            <text:p>Histoire 3</text:p>
          </table:table-cell>
          <table:covered-table-cell/>
          <table:table-cell table:style-name="ce173" office:value-type="string" calcext:value-type="string" table:number-columns-spanned="2" table:number-rows-spanned="1">
            <text:p>Histoire 4</text:p>
          </table:table-cell>
          <table:covered-table-cell/>
          <table:table-cell table:style-name="ce173" office:value-type="string" calcext:value-type="string" table:number-columns-spanned="2" table:number-rows-spanned="1">
            <text:p>Histoire 8</text:p>
          </table:table-cell>
          <table:covered-table-cell/>
          <table:table-cell table:style-name="ce173" office:value-type="string" calcext:value-type="string" table:number-columns-spanned="2" table:number-rows-spanned="1">
            <text:p>Histoire 9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3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11" office:value-type="date" office:date-value="2021-03-30" calcext:value-type="date">
            <text:p>30-03-2021</text:p>
          </table:table-cell>
          <table:table-cell table:style-name="ce212" office:value-type="float" office:value="0" calcext:value-type="float">
            <text:p>0</text:p>
          </table:table-cell>
          <table:table-cell table:style-name="ce42" table:formula="of:=[.$G$28]-([.$G$28]/[.$J$31]*[.J4])" office:value-type="float" office:value="19" calcext:value-type="float">
            <text:p>19,0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4])" office:value-type="float" office:value="35" calcext:value-type="float">
            <text:p>35,0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4])" office:value-type="float" office:value="3" calcext:value-type="float">
            <text:p>3,00</text:p>
          </table:table-cell>
          <table:table-cell office:value-type="float" office:value="3" calcext:value-type="float">
            <text:p>3</text:p>
          </table:table-cell>
          <table:table-cell table:formula="of:=[.$G$76]-([.$G$76]/[.$J$31]*[.J4])" office:value-type="float" office:value="8" calcext:value-type="float">
            <text:p>8,00</text:p>
          </table:table-cell>
          <table:table-cell table:style-name="ce121" office:value-type="float" office:value="8" calcext:value-type="float">
            <text:p>8</text:p>
          </table:table-cell>
          <table:table-cell table:formula="of:=[.K4]+[.M4]+[.O4]+[.Q4]" office:value-type="float" office:value="65" calcext:value-type="float">
            <text:p>65,00</text:p>
          </table:table-cell>
          <table:table-cell table:formula="of:=[.L4]+[.N4]+[.P4]+[.R4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11" office:value-type="date" office:date-value="2021-03-31" calcext:value-type="date">
            <text:p>31-03-2021</text:p>
          </table:table-cell>
          <table:table-cell table:style-name="ce212" office:value-type="float" office:value="1" calcext:value-type="float">
            <text:p>1</text:p>
          </table:table-cell>
          <table:table-cell table:style-name="ce42" table:formula="of:=[.$G$28]-([.$G$28]/[.$J$31]*[.J5])" office:value-type="float" office:value="18.2962962962963" calcext:value-type="float">
            <text:p>18,3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5])" office:value-type="float" office:value="33.7037037037037" calcext:value-type="float">
            <text:p>33,7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5])" office:value-type="float" office:value="2.88888888888889" calcext:value-type="float">
            <text:p>2,89</text:p>
          </table:table-cell>
          <table:table-cell office:value-type="float" office:value="3" calcext:value-type="float">
            <text:p>3</text:p>
          </table:table-cell>
          <table:table-cell table:formula="of:=[.$G$76]-([.$G$76]/[.$J$31]*[.J5])" office:value-type="float" office:value="7.7037037037037" calcext:value-type="float">
            <text:p>7,70</text:p>
          </table:table-cell>
          <table:table-cell table:style-name="ce121" office:value-type="float" office:value="8" calcext:value-type="float">
            <text:p>8</text:p>
          </table:table-cell>
          <table:table-cell table:formula="of:=[.K5]+[.M5]+[.O5]+[.Q5]" office:value-type="float" office:value="62.5925925925926" calcext:value-type="float">
            <text:p>62,59</text:p>
          </table:table-cell>
          <table:table-cell table:formula="of:=[.L5]+[.N5]+[.P5]+[.R5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11" office:value-type="date" office:date-value="2021-04-01" calcext:value-type="date">
            <text:p>01-04-2021</text:p>
          </table:table-cell>
          <table:table-cell table:style-name="ce212" office:value-type="float" office:value="2" calcext:value-type="float">
            <text:p>2</text:p>
          </table:table-cell>
          <table:table-cell table:style-name="ce42" table:formula="of:=[.$G$28]-([.$G$28]/[.$J$31]*[.J6])" office:value-type="float" office:value="17.5925925925926" calcext:value-type="float">
            <text:p>17,5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6])" office:value-type="float" office:value="32.4074074074074" calcext:value-type="float">
            <text:p>32,4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6])" office:value-type="float" office:value="2.77777777777778" calcext:value-type="float">
            <text:p>2,78</text:p>
          </table:table-cell>
          <table:table-cell office:value-type="float" office:value="3" calcext:value-type="float">
            <text:p>3</text:p>
          </table:table-cell>
          <table:table-cell table:formula="of:=[.$G$76]-([.$G$76]/[.$J$31]*[.J6])" office:value-type="float" office:value="7.40740740740741" calcext:value-type="float">
            <text:p>7,41</text:p>
          </table:table-cell>
          <table:table-cell table:style-name="ce121" office:value-type="float" office:value="8" calcext:value-type="float">
            <text:p>8</text:p>
          </table:table-cell>
          <table:table-cell table:formula="of:=[.K6]+[.M6]+[.O6]+[.Q6]" office:value-type="float" office:value="60.1851851851852" calcext:value-type="float">
            <text:p>60,19</text:p>
          </table:table-cell>
          <table:table-cell table:formula="of:=[.L6]+[.N6]+[.P6]+[.R6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11" office:value-type="date" office:date-value="2021-04-02" calcext:value-type="date">
            <text:p>02-04-2021</text:p>
          </table:table-cell>
          <table:table-cell table:style-name="ce212" office:value-type="float" office:value="3" calcext:value-type="float">
            <text:p>3</text:p>
          </table:table-cell>
          <table:table-cell table:style-name="ce42" table:formula="of:=[.$G$28]-([.$G$28]/[.$J$31]*[.J7])" office:value-type="float" office:value="16.8888888888889" calcext:value-type="float">
            <text:p>16,8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7])" office:value-type="float" office:value="31.1111111111111" calcext:value-type="float">
            <text:p>31,1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7])" office:value-type="float" office:value="2.66666666666667" calcext:value-type="float">
            <text:p>2,67</text:p>
          </table:table-cell>
          <table:table-cell office:value-type="float" office:value="3" calcext:value-type="float">
            <text:p>3</text:p>
          </table:table-cell>
          <table:table-cell table:formula="of:=[.$G$76]-([.$G$76]/[.$J$31]*[.J7])" office:value-type="float" office:value="7.11111111111111" calcext:value-type="float">
            <text:p>7,11</text:p>
          </table:table-cell>
          <table:table-cell table:style-name="ce121" office:value-type="float" office:value="8" calcext:value-type="float">
            <text:p>8</text:p>
          </table:table-cell>
          <table:table-cell table:formula="of:=[.K7]+[.M7]+[.O7]+[.Q7]" office:value-type="float" office:value="57.7777777777778" calcext:value-type="float">
            <text:p>57,78</text:p>
          </table:table-cell>
          <table:table-cell table:formula="of:=[.L7]+[.N7]+[.P7]+[.R7]" office:value-type="float" office:value="65" calcext:value-type="float">
            <text:p>65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11" office:value-type="date" office:date-value="2021-04-03" calcext:value-type="date">
            <text:p>03-04-2021</text:p>
          </table:table-cell>
          <table:table-cell table:style-name="ce212" office:value-type="float" office:value="4" calcext:value-type="float">
            <text:p>4</text:p>
          </table:table-cell>
          <table:table-cell table:style-name="ce42" table:formula="of:=[.$G$28]-([.$G$28]/[.$J$31]*[.J8])" office:value-type="float" office:value="16.1851851851852" calcext:value-type="float">
            <text:p>16,1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8])" office:value-type="float" office:value="29.8148148148148" calcext:value-type="float">
            <text:p>29,8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8])" office:value-type="float" office:value="2.55555555555556" calcext:value-type="float">
            <text:p>2,56</text:p>
          </table:table-cell>
          <table:table-cell office:value-type="float" office:value="3" calcext:value-type="float">
            <text:p>3</text:p>
          </table:table-cell>
          <table:table-cell table:formula="of:=[.$G$76]-([.$G$76]/[.$J$31]*[.J8])" office:value-type="float" office:value="6.81481481481482" calcext:value-type="float">
            <text:p>6,81</text:p>
          </table:table-cell>
          <table:table-cell table:style-name="ce121" office:value-type="float" office:value="8" calcext:value-type="float">
            <text:p>8</text:p>
          </table:table-cell>
          <table:table-cell table:formula="of:=[.K8]+[.M8]+[.O8]+[.Q8]" office:value-type="float" office:value="55.3703703703704" calcext:value-type="float">
            <text:p>55,37</text:p>
          </table:table-cell>
          <table:table-cell table:formula="of:=[.L8]+[.N8]+[.P8]+[.R8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11" office:value-type="date" office:date-value="2021-04-04" calcext:value-type="date">
            <text:p>04-04-2021</text:p>
          </table:table-cell>
          <table:table-cell table:style-name="ce212" office:value-type="float" office:value="5" calcext:value-type="float">
            <text:p>5</text:p>
          </table:table-cell>
          <table:table-cell table:style-name="ce42" table:formula="of:=[.$G$28]-([.$G$28]/[.$J$31]*[.J9])" office:value-type="float" office:value="15.4814814814815" calcext:value-type="float">
            <text:p>15,48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9])" office:value-type="float" office:value="28.5185185185185" calcext:value-type="float">
            <text:p>28,52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9])" office:value-type="float" office:value="2.44444444444444" calcext:value-type="float">
            <text:p>2,44</text:p>
          </table:table-cell>
          <table:table-cell office:value-type="float" office:value="3" calcext:value-type="float">
            <text:p>3</text:p>
          </table:table-cell>
          <table:table-cell table:formula="of:=[.$G$76]-([.$G$76]/[.$J$31]*[.J9])" office:value-type="float" office:value="6.51851851851852" calcext:value-type="float">
            <text:p>6,52</text:p>
          </table:table-cell>
          <table:table-cell table:style-name="ce121" office:value-type="float" office:value="8" calcext:value-type="float">
            <text:p>8</text:p>
          </table:table-cell>
          <table:table-cell table:formula="of:=[.K9]+[.M9]+[.O9]+[.Q9]" office:value-type="float" office:value="52.962962962963" calcext:value-type="float">
            <text:p>52,96</text:p>
          </table:table-cell>
          <table:table-cell table:formula="of:=[.L9]+[.N9]+[.P9]+[.R9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11" office:value-type="date" office:date-value="2021-04-05" calcext:value-type="date">
            <text:p>05-04-2021</text:p>
          </table:table-cell>
          <table:table-cell table:style-name="ce212" office:value-type="float" office:value="6" calcext:value-type="float">
            <text:p>6</text:p>
          </table:table-cell>
          <table:table-cell table:style-name="ce42" table:formula="of:=[.$G$28]-([.$G$28]/[.$J$31]*[.J10])" office:value-type="float" office:value="14.7777777777778" calcext:value-type="float">
            <text:p>14,78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0])" office:value-type="float" office:value="27.2222222222222" calcext:value-type="float">
            <text:p>27,22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0])" office:value-type="float" office:value="2.333333333333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[.$G$76]-([.$G$76]/[.$J$31]*[.J10])" office:value-type="float" office:value="6.22222222222222" calcext:value-type="float">
            <text:p>6,22</text:p>
          </table:table-cell>
          <table:table-cell table:style-name="ce121" office:value-type="float" office:value="8" calcext:value-type="float">
            <text:p>8</text:p>
          </table:table-cell>
          <table:table-cell table:formula="of:=[.K10]+[.M10]+[.O10]+[.Q10]" office:value-type="float" office:value="50.5555555555556" calcext:value-type="float">
            <text:p>50,56</text:p>
          </table:table-cell>
          <table:table-cell table:formula="of:=[.L10]+[.N10]+[.P10]+[.R10]" office:value-type="float" office:value="65" calcext:value-type="float">
            <text:p>65</text:p>
          </table:table-cell>
          <table:table-cell table:number-columns-repeated="1004"/>
        </table:table-row>
        <table:table-row table:style-name="ro3">
          <table:table-cell table:style-name="ce44"/>
          <table:table-cell/>
          <table:table-cell table:style-name="ce18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11" office:value-type="date" office:date-value="2021-04-06" calcext:value-type="date">
            <text:p>06-04-2021</text:p>
          </table:table-cell>
          <table:table-cell table:style-name="ce212" office:value-type="float" office:value="7" calcext:value-type="float">
            <text:p>7</text:p>
          </table:table-cell>
          <table:table-cell table:style-name="ce42" table:formula="of:=[.$G$28]-([.$G$28]/[.$J$31]*[.J11])" office:value-type="float" office:value="14.0740740740741" calcext:value-type="float">
            <text:p>14,0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1])" office:value-type="float" office:value="25.9259259259259" calcext:value-type="float">
            <text:p>25,9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1])" office:value-type="float" office:value="2.22222222222222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table:formula="of:=[.$G$76]-([.$G$76]/[.$J$31]*[.J11])" office:value-type="float" office:value="5.92592592592593" calcext:value-type="float">
            <text:p>5,93</text:p>
          </table:table-cell>
          <table:table-cell table:style-name="ce121" office:value-type="float" office:value="8" calcext:value-type="float">
            <text:p>8</text:p>
          </table:table-cell>
          <table:table-cell table:formula="of:=[.K11]+[.M11]+[.O11]+[.Q11]" office:value-type="float" office:value="48.1481481481482" calcext:value-type="float">
            <text:p>48,15</text:p>
          </table:table-cell>
          <table:table-cell table:formula="of:=[.L11]+[.N11]+[.P11]+[.R11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1" office:value-type="date" office:date-value="2021-04-07" calcext:value-type="date">
            <text:p>07-04-2021</text:p>
          </table:table-cell>
          <table:table-cell table:style-name="ce212" office:value-type="float" office:value="8" calcext:value-type="float">
            <text:p>8</text:p>
          </table:table-cell>
          <table:table-cell table:style-name="ce42" table:formula="of:=[.$G$28]-([.$G$28]/[.$J$31]*[.J12])" office:value-type="float" office:value="13.3703703703704" calcext:value-type="float">
            <text:p>13,3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2])" office:value-type="float" office:value="24.6296296296296" calcext:value-type="float">
            <text:p>24,6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2])" office:value-type="float" office:value="2.11111111111111" calcext:value-type="float">
            <text:p>2,11</text:p>
          </table:table-cell>
          <table:table-cell office:value-type="float" office:value="3" calcext:value-type="float">
            <text:p>3</text:p>
          </table:table-cell>
          <table:table-cell table:formula="of:=[.$G$76]-([.$G$76]/[.$J$31]*[.J12])" office:value-type="float" office:value="5.62962962962963" calcext:value-type="float">
            <text:p>5,63</text:p>
          </table:table-cell>
          <table:table-cell table:style-name="ce121" office:value-type="float" office:value="8" calcext:value-type="float">
            <text:p>8</text:p>
          </table:table-cell>
          <table:table-cell table:formula="of:=[.K12]+[.M12]+[.O12]+[.Q12]" office:value-type="float" office:value="45.7407407407407" calcext:value-type="float">
            <text:p>45,74</text:p>
          </table:table-cell>
          <table:table-cell table:formula="of:=[.L12]+[.N12]+[.P12]+[.R12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211" office:value-type="date" office:date-value="2021-04-08" calcext:value-type="date">
            <text:p>08-04-2021</text:p>
          </table:table-cell>
          <table:table-cell table:style-name="ce212" office:value-type="float" office:value="9" calcext:value-type="float">
            <text:p>9</text:p>
          </table:table-cell>
          <table:table-cell table:style-name="ce42" table:formula="of:=[.$G$28]-([.$G$28]/[.$J$31]*[.J13])" office:value-type="float" office:value="12.6666666666667" calcext:value-type="float">
            <text:p>12,6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3])" office:value-type="float" office:value="23.3333333333333" calcext:value-type="float">
            <text:p>23,3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3])" office:value-type="float" office:value="2" calcext:value-type="float">
            <text:p>2,00</text:p>
          </table:table-cell>
          <table:table-cell office:value-type="float" office:value="3" calcext:value-type="float">
            <text:p>3</text:p>
          </table:table-cell>
          <table:table-cell table:formula="of:=[.$G$76]-([.$G$76]/[.$J$31]*[.J13])" office:value-type="float" office:value="5.33333333333333" calcext:value-type="float">
            <text:p>5,33</text:p>
          </table:table-cell>
          <table:table-cell table:style-name="ce121" office:value-type="float" office:value="8" calcext:value-type="float">
            <text:p>8</text:p>
          </table:table-cell>
          <table:table-cell table:formula="of:=[.K13]+[.M13]+[.O13]+[.Q13]" office:value-type="float" office:value="43.3333333333333" calcext:value-type="float">
            <text:p>43,33</text:p>
          </table:table-cell>
          <table:table-cell table:formula="of:=[.L13]+[.N13]+[.P13]+[.R13]" office:value-type="float" office:value="65" calcext:value-type="float">
            <text:p>65</text:p>
          </table:table-cell>
          <table:table-cell table:number-columns-repeated="1004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11" office:value-type="date" office:date-value="2021-04-09" calcext:value-type="date">
            <text:p>09-04-2021</text:p>
          </table:table-cell>
          <table:table-cell table:style-name="ce212" office:value-type="float" office:value="10" calcext:value-type="float">
            <text:p>10</text:p>
          </table:table-cell>
          <table:table-cell table:style-name="ce42" table:formula="of:=[.$G$28]-([.$G$28]/[.$J$31]*[.J14])" office:value-type="float" office:value="11.962962962963" calcext:value-type="float">
            <text:p>11,9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4])" office:value-type="float" office:value="22.037037037037" calcext:value-type="float">
            <text:p>22,0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4])" office:value-type="float" office:value="1.88888888888889" calcext:value-type="float">
            <text:p>1,89</text:p>
          </table:table-cell>
          <table:table-cell office:value-type="float" office:value="3" calcext:value-type="float">
            <text:p>3</text:p>
          </table:table-cell>
          <table:table-cell table:formula="of:=[.$G$76]-([.$G$76]/[.$J$31]*[.J14])" office:value-type="float" office:value="5.03703703703704" calcext:value-type="float">
            <text:p>5,04</text:p>
          </table:table-cell>
          <table:table-cell table:style-name="ce121" office:value-type="float" office:value="8" calcext:value-type="float">
            <text:p>8</text:p>
          </table:table-cell>
          <table:table-cell table:formula="of:=[.K14]+[.M14]+[.O14]+[.Q14]" office:value-type="float" office:value="40.9259259259259" calcext:value-type="float">
            <text:p>40,93</text:p>
          </table:table-cell>
          <table:table-cell table:formula="of:=[.L14]+[.N14]+[.P14]+[.R14]" office:value-type="float" office:value="65" calcext:value-type="float">
            <text:p>65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11" office:value-type="date" office:date-value="2021-04-10" calcext:value-type="date">
            <text:p>10-04-2021</text:p>
          </table:table-cell>
          <table:table-cell table:style-name="ce212" office:value-type="float" office:value="11" calcext:value-type="float">
            <text:p>11</text:p>
          </table:table-cell>
          <table:table-cell table:style-name="ce42" table:formula="of:=[.$G$28]-([.$G$28]/[.$J$31]*[.J15])" office:value-type="float" office:value="11.2592592592593" calcext:value-type="float">
            <text:p>11,2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5])" office:value-type="float" office:value="20.7407407407407" calcext:value-type="float">
            <text:p>20,7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5])" office:value-type="float" office:value="1.777777777777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formula="of:=[.$G$76]-([.$G$76]/[.$J$31]*[.J15])" office:value-type="float" office:value="4.74074074074074" calcext:value-type="float">
            <text:p>4,74</text:p>
          </table:table-cell>
          <table:table-cell table:style-name="ce121" office:value-type="float" office:value="8" calcext:value-type="float">
            <text:p>8</text:p>
          </table:table-cell>
          <table:table-cell table:formula="of:=[.K15]+[.M15]+[.O15]+[.Q15]" office:value-type="float" office:value="38.5185185185185" calcext:value-type="float">
            <text:p>38,52</text:p>
          </table:table-cell>
          <table:table-cell table:formula="of:=[.L15]+[.N15]+[.P15]+[.R15]" office:value-type="float" office:value="65" calcext:value-type="float">
            <text:p>65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211" office:value-type="date" office:date-value="2021-04-11" calcext:value-type="date">
            <text:p>11-04-2021</text:p>
          </table:table-cell>
          <table:table-cell table:style-name="ce212" office:value-type="float" office:value="12" calcext:value-type="float">
            <text:p>12</text:p>
          </table:table-cell>
          <table:table-cell table:style-name="ce42" table:formula="of:=[.$G$28]-([.$G$28]/[.$J$31]*[.J16])" office:value-type="float" office:value="10.5555555555556" calcext:value-type="float">
            <text:p>10,5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6])" office:value-type="float" office:value="19.4444444444444" calcext:value-type="float">
            <text:p>19,4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6])"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table:formula="of:=[.$G$76]-([.$G$76]/[.$J$31]*[.J16])" office:value-type="float" office:value="4.44444444444444" calcext:value-type="float">
            <text:p>4,44</text:p>
          </table:table-cell>
          <table:table-cell table:style-name="ce121" office:value-type="float" office:value="8" calcext:value-type="float">
            <text:p>8</text:p>
          </table:table-cell>
          <table:table-cell table:formula="of:=[.K16]+[.M16]+[.O16]+[.Q16]" office:value-type="float" office:value="36.1111111111111" calcext:value-type="float">
            <text:p>36,11</text:p>
          </table:table-cell>
          <table:table-cell table:formula="of:=[.L16]+[.N16]+[.P16]+[.R16]" office:value-type="float" office:value="65" calcext:value-type="float">
            <text:p>65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11" office:value-type="date" office:date-value="2021-04-12" calcext:value-type="date">
            <text:p>12-04-2021</text:p>
          </table:table-cell>
          <table:table-cell table:style-name="ce212" office:value-type="float" office:value="13" calcext:value-type="float">
            <text:p>13</text:p>
          </table:table-cell>
          <table:table-cell table:style-name="ce42" table:formula="of:=[.$G$28]-([.$G$28]/[.$J$31]*[.J17])" office:value-type="float" office:value="9.85185185185185" calcext:value-type="float">
            <text:p>9,85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7])" office:value-type="float" office:value="18.1481481481482" calcext:value-type="float">
            <text:p>18,15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7])" office:value-type="float" office:value="1.55555555555556" calcext:value-type="float">
            <text:p>1,56</text:p>
          </table:table-cell>
          <table:table-cell office:value-type="float" office:value="3" calcext:value-type="float">
            <text:p>3</text:p>
          </table:table-cell>
          <table:table-cell table:formula="of:=[.$G$76]-([.$G$76]/[.$J$31]*[.J17])" office:value-type="float" office:value="4.14814814814815" calcext:value-type="float">
            <text:p>4,15</text:p>
          </table:table-cell>
          <table:table-cell table:style-name="ce121" office:value-type="float" office:value="8" calcext:value-type="float">
            <text:p>8</text:p>
          </table:table-cell>
          <table:table-cell table:formula="of:=[.K17]+[.M17]+[.O17]+[.Q17]" office:value-type="float" office:value="33.7037037037038" calcext:value-type="float">
            <text:p>33,70</text:p>
          </table:table-cell>
          <table:table-cell table:formula="of:=[.L17]+[.N17]+[.P17]+[.R17]" office:value-type="float" office:value="65" calcext:value-type="float">
            <text:p>65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11" office:value-type="date" office:date-value="2021-04-13" calcext:value-type="date">
            <text:p>13-04-2021</text:p>
          </table:table-cell>
          <table:table-cell table:style-name="ce212" office:value-type="float" office:value="14" calcext:value-type="float">
            <text:p>14</text:p>
          </table:table-cell>
          <table:table-cell table:style-name="ce42" table:formula="of:=[.$G$28]-([.$G$28]/[.$J$31]*[.J18])" office:value-type="float" office:value="9.14814814814815" calcext:value-type="float">
            <text:p>9,15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8])" office:value-type="float" office:value="16.8518518518519" calcext:value-type="float">
            <text:p>16,85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8])" office:value-type="float" office:value="1.44444444444444" calcext:value-type="float">
            <text:p>1,44</text:p>
          </table:table-cell>
          <table:table-cell office:value-type="float" office:value="3" calcext:value-type="float">
            <text:p>3</text:p>
          </table:table-cell>
          <table:table-cell table:formula="of:=[.$G$76]-([.$G$76]/[.$J$31]*[.J18])" office:value-type="float" office:value="3.85185185185185" calcext:value-type="float">
            <text:p>3,85</text:p>
          </table:table-cell>
          <table:table-cell table:style-name="ce121" office:value-type="float" office:value="8" calcext:value-type="float">
            <text:p>8</text:p>
          </table:table-cell>
          <table:table-cell table:formula="of:=[.K18]+[.M18]+[.O18]+[.Q18]" office:value-type="float" office:value="31.2962962962963" calcext:value-type="float">
            <text:p>31,30</text:p>
          </table:table-cell>
          <table:table-cell table:formula="of:=[.L18]+[.N18]+[.P18]+[.R18]" office:value-type="float" office:value="65" calcext:value-type="float">
            <text:p>65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211" office:value-type="date" office:date-value="2021-04-14" calcext:value-type="date">
            <text:p>14-04-2021</text:p>
          </table:table-cell>
          <table:table-cell table:style-name="ce212" office:value-type="float" office:value="15" calcext:value-type="float">
            <text:p>15</text:p>
          </table:table-cell>
          <table:table-cell table:style-name="ce42" table:formula="of:=[.$G$28]-([.$G$28]/[.$J$31]*[.J19])" office:value-type="float" office:value="8.44444444444444" calcext:value-type="float">
            <text:p>8,4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9])" office:value-type="float" office:value="15.5555555555556" calcext:value-type="float">
            <text:p>15,5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19])" office:value-type="float" office:value="1.333333333333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[.$G$76]-([.$G$76]/[.$J$31]*[.J19])" office:value-type="float" office:value="3.55555555555556" calcext:value-type="float">
            <text:p>3,56</text:p>
          </table:table-cell>
          <table:table-cell table:style-name="ce121" office:value-type="float" office:value="8" calcext:value-type="float">
            <text:p>8</text:p>
          </table:table-cell>
          <table:table-cell table:formula="of:=[.K19]+[.M19]+[.O19]+[.Q19]" office:value-type="float" office:value="28.8888888888889" calcext:value-type="float">
            <text:p>28,89</text:p>
          </table:table-cell>
          <table:table-cell table:formula="of:=[.L19]+[.N19]+[.P19]+[.R19]" office:value-type="float" office:value="62" calcext:value-type="float">
            <text:p>62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1" office:value-type="date" office:date-value="2021-04-15" calcext:value-type="date">
            <text:p>15-04-2021</text:p>
          </table:table-cell>
          <table:table-cell table:style-name="ce212" office:value-type="float" office:value="16" calcext:value-type="float">
            <text:p>16</text:p>
          </table:table-cell>
          <table:table-cell table:style-name="ce42" table:formula="of:=[.$G$28]-([.$G$28]/[.$J$31]*[.J20])" office:value-type="float" office:value="7.74074074074074" calcext:value-type="float">
            <text:p>7,7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0])" office:value-type="float" office:value="14.2592592592593" calcext:value-type="float">
            <text:p>14,2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0])" office:value-type="float" office:value="1.22222222222222" calcext:value-type="float">
            <text:p>1,22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0])" office:value-type="float" office:value="3.25925925925926" calcext:value-type="float">
            <text:p>3,26</text:p>
          </table:table-cell>
          <table:table-cell table:style-name="ce121" office:value-type="float" office:value="8" calcext:value-type="float">
            <text:p>8</text:p>
          </table:table-cell>
          <table:table-cell table:formula="of:=[.K20]+[.M20]+[.O20]+[.Q20]" office:value-type="float" office:value="26.4814814814815" calcext:value-type="float">
            <text:p>26,48</text:p>
          </table:table-cell>
          <table:table-cell table:formula="of:=[.L20]+[.N20]+[.P20]+[.R20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1" office:value-type="date" office:date-value="2021-04-16" calcext:value-type="date">
            <text:p>16-04-2021</text:p>
          </table:table-cell>
          <table:table-cell table:style-name="ce212" office:value-type="float" office:value="17" calcext:value-type="float">
            <text:p>17</text:p>
          </table:table-cell>
          <table:table-cell table:style-name="ce42" table:formula="of:=[.$G$28]-([.$G$28]/[.$J$31]*[.J21])" office:value-type="float" office:value="7.03703703703704" calcext:value-type="float">
            <text:p>7,0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1])" office:value-type="float" office:value="12.962962962963" calcext:value-type="float">
            <text:p>12,9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1])" office:value-type="float" office:value="1.11111111111111" calcext:value-type="float">
            <text:p>1,11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1])" office:value-type="float" office:value="2.96296296296296" calcext:value-type="float">
            <text:p>2,96</text:p>
          </table:table-cell>
          <table:table-cell table:style-name="ce121" office:value-type="float" office:value="8" calcext:value-type="float">
            <text:p>8</text:p>
          </table:table-cell>
          <table:table-cell table:formula="of:=[.K21]+[.M21]+[.O21]+[.Q21]" office:value-type="float" office:value="24.0740740740741" calcext:value-type="float">
            <text:p>24,07</text:p>
          </table:table-cell>
          <table:table-cell table:formula="of:=[.L21]+[.N21]+[.P21]+[.R21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11" office:value-type="date" office:date-value="2021-04-17" calcext:value-type="date">
            <text:p>17-04-2021</text:p>
          </table:table-cell>
          <table:table-cell table:style-name="ce212" office:value-type="float" office:value="18" calcext:value-type="float">
            <text:p>18</text:p>
          </table:table-cell>
          <table:table-cell table:style-name="ce42" table:formula="of:=[.$G$28]-([.$G$28]/[.$J$31]*[.J22])" office:value-type="float" office:value="6.33333333333333" calcext:value-type="float">
            <text:p>6,3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2])" office:value-type="float" office:value="11.6666666666667" calcext:value-type="float">
            <text:p>11,6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2])" office:value-type="float" office:value="1" calcext:value-type="float">
            <text:p>1,00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2])" office:value-type="float" office:value="2.66666666666667" calcext:value-type="float">
            <text:p>2,67</text:p>
          </table:table-cell>
          <table:table-cell table:style-name="ce121" office:value-type="float" office:value="8" calcext:value-type="float">
            <text:p>8</text:p>
          </table:table-cell>
          <table:table-cell table:formula="of:=[.K22]+[.M22]+[.O22]+[.Q22]" office:value-type="float" office:value="21.6666666666667" calcext:value-type="float">
            <text:p>21,67</text:p>
          </table:table-cell>
          <table:table-cell table:formula="of:=[.L22]+[.N22]+[.P22]+[.R22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7"/>
          <table:table-cell table:style-name="ce211" office:value-type="date" office:date-value="2021-04-18" calcext:value-type="date">
            <text:p>18-04-2021</text:p>
          </table:table-cell>
          <table:table-cell table:style-name="ce212" office:value-type="float" office:value="19" calcext:value-type="float">
            <text:p>19</text:p>
          </table:table-cell>
          <table:table-cell table:style-name="ce42" table:formula="of:=[.$G$28]-([.$G$28]/[.$J$31]*[.J23])" office:value-type="float" office:value="5.62962962962963" calcext:value-type="float">
            <text:p>5,6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3])" office:value-type="float" office:value="10.3703703703704" calcext:value-type="float">
            <text:p>10,3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3])" office:value-type="float" office:value="0.888888888888889" calcext:value-type="float">
            <text:p>0,89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3])" office:value-type="float" office:value="2.37037037037037" calcext:value-type="float">
            <text:p>2,37</text:p>
          </table:table-cell>
          <table:table-cell table:style-name="ce121" office:value-type="float" office:value="8" calcext:value-type="float">
            <text:p>8</text:p>
          </table:table-cell>
          <table:table-cell table:formula="of:=[.K23]+[.M23]+[.O23]+[.Q23]" office:value-type="float" office:value="19.2592592592593" calcext:value-type="float">
            <text:p>19,26</text:p>
          </table:table-cell>
          <table:table-cell table:formula="of:=[.L23]+[.N23]+[.P23]+[.R23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96" office:value-type="string" calcext:value-type="string">
            <text:p>Date début/fin des tâche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56"/>
          <table:table-cell table:style-name="ce211" office:value-type="date" office:date-value="2021-04-19" calcext:value-type="date">
            <text:p>19-04-2021</text:p>
          </table:table-cell>
          <table:table-cell table:style-name="ce212" office:value-type="float" office:value="20" calcext:value-type="float">
            <text:p>20</text:p>
          </table:table-cell>
          <table:table-cell table:style-name="ce42" table:formula="of:=[.$G$28]-([.$G$28]/[.$J$31]*[.J24])" office:value-type="float" office:value="4.92592592592593" calcext:value-type="float">
            <text:p>4,9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4])" office:value-type="float" office:value="9.07407407407408" calcext:value-type="float">
            <text:p>9,0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4])" office:value-type="float" office:value="0.777777777777778" calcext:value-type="float">
            <text:p>0,78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4])" office:value-type="float" office:value="2.07407407407407" calcext:value-type="float">
            <text:p>2,07</text:p>
          </table:table-cell>
          <table:table-cell table:style-name="ce121" office:value-type="float" office:value="8" calcext:value-type="float">
            <text:p>8</text:p>
          </table:table-cell>
          <table:table-cell table:formula="of:=[.K24]+[.M24]+[.O24]+[.Q24]" office:value-type="float" office:value="16.8518518518519" calcext:value-type="float">
            <text:p>16,85</text:p>
          </table:table-cell>
          <table:table-cell table:formula="of:=[.L24]+[.N24]+[.P24]+[.R24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style-name="ce57"/>
          <table:table-cell/>
          <table:table-cell table:style-name="ce96" office:value-type="string" calcext:value-type="string">
            <text:p>Sélection de dates via interface calendrier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58"/>
          <table:table-cell table:style-name="ce211" office:value-type="date" office:date-value="2021-04-20" calcext:value-type="date">
            <text:p>20-04-2021</text:p>
          </table:table-cell>
          <table:table-cell table:style-name="ce212" office:value-type="float" office:value="21" calcext:value-type="float">
            <text:p>21</text:p>
          </table:table-cell>
          <table:table-cell table:style-name="ce42" table:formula="of:=[.$G$28]-([.$G$28]/[.$J$31]*[.J25])" office:value-type="float" office:value="4.22222222222222" calcext:value-type="float">
            <text:p>4,22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5])" office:value-type="float" office:value="7.77777777777778" calcext:value-type="float">
            <text:p>7,78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5])" office:value-type="float" office:value="0.666666666666667" calcext:value-type="float">
            <text:p>0,67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5])" office:value-type="float" office:value="1.77777777777778" calcext:value-type="float">
            <text:p>1,78</text:p>
          </table:table-cell>
          <table:table-cell table:style-name="ce121" office:value-type="float" office:value="8" calcext:value-type="float">
            <text:p>8</text:p>
          </table:table-cell>
          <table:table-cell table:formula="of:=[.K25]+[.M25]+[.O25]+[.Q25]" office:value-type="float" office:value="14.4444444444444" calcext:value-type="float">
            <text:p>14,44</text:p>
          </table:table-cell>
          <table:table-cell table:formula="of:=[.L25]+[.N25]+[.P25]+[.R25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style-name="ce57"/>
          <table:table-cell/>
          <table:table-cell table:style-name="ce96" office:value-type="string" calcext:value-type="string">
            <text:p>Date début/fin des projet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60"/>
          <table:table-cell table:style-name="ce211" office:value-type="date" office:date-value="2021-04-21" calcext:value-type="date">
            <text:p>21-04-2021</text:p>
          </table:table-cell>
          <table:table-cell table:style-name="ce212" office:value-type="float" office:value="22" calcext:value-type="float">
            <text:p>22</text:p>
          </table:table-cell>
          <table:table-cell table:style-name="ce42" table:formula="of:=[.$G$28]-([.$G$28]/[.$J$31]*[.J26])" office:value-type="float" office:value="3.51851851851852" calcext:value-type="float">
            <text:p>3,52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6])" office:value-type="float" office:value="6.48148148148148" calcext:value-type="float">
            <text:p>6,48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6])" office:value-type="float" office:value="0.555555555555556" calcext:value-type="float">
            <text:p>0,56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6])" office:value-type="float" office:value="1.48148148148148" calcext:value-type="float">
            <text:p>1,48</text:p>
          </table:table-cell>
          <table:table-cell table:style-name="ce121" office:value-type="float" office:value="8" calcext:value-type="float">
            <text:p>8</text:p>
          </table:table-cell>
          <table:table-cell table:formula="of:=[.K26]+[.M26]+[.O26]+[.Q26]" office:value-type="float" office:value="12.037037037037" calcext:value-type="float">
            <text:p>12,04</text:p>
          </table:table-cell>
          <table:table-cell table:formula="of:=[.L26]+[.N26]+[.P26]+[.R26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style-name="ce58"/>
          <table:table-cell/>
          <table:table-cell table:style-name="ce96" office:value-type="string" calcext:value-type="string">
            <text:p>Priorité des tâches en fonction du temp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58"/>
          <table:table-cell table:style-name="ce211" office:value-type="date" office:date-value="2021-04-22" calcext:value-type="date">
            <text:p>22-04-2021</text:p>
          </table:table-cell>
          <table:table-cell table:style-name="ce212" office:value-type="float" office:value="23" calcext:value-type="float">
            <text:p>23</text:p>
          </table:table-cell>
          <table:table-cell table:style-name="ce42" table:formula="of:=[.$G$28]-([.$G$28]/[.$J$31]*[.J27])" office:value-type="float" office:value="2.81481481481481" calcext:value-type="float">
            <text:p>2,8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7])" office:value-type="float" office:value="5.18518518518519" calcext:value-type="float">
            <text:p>5,1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7])" office:value-type="float" office:value="0.444444444444445" calcext:value-type="float">
            <text:p>0,44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7])" office:value-type="float" office:value="1.18518518518519" calcext:value-type="float">
            <text:p>1,19</text:p>
          </table:table-cell>
          <table:table-cell table:style-name="ce121" office:value-type="float" office:value="8" calcext:value-type="float">
            <text:p>8</text:p>
          </table:table-cell>
          <table:table-cell table:formula="of:=[.K27]+[.M27]+[.O27]+[.Q27]" office:value-type="float" office:value="9.62962962962964" calcext:value-type="float">
            <text:p>9,63</text:p>
          </table:table-cell>
          <table:table-cell table:formula="of:=[.L27]+[.N27]+[.P27]+[.R27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0" calcext:value-type="float">
            <text:p>0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/>
          <table:table-cell table:style-name="ce211" office:value-type="date" office:date-value="2021-04-23" calcext:value-type="date">
            <text:p>23-04-2021</text:p>
          </table:table-cell>
          <table:table-cell table:style-name="ce212" office:value-type="float" office:value="24" calcext:value-type="float">
            <text:p>24</text:p>
          </table:table-cell>
          <table:table-cell table:style-name="ce42" table:formula="of:=[.$G$28]-([.$G$28]/[.$J$31]*[.J28])" office:value-type="float" office:value="2.11111111111111" calcext:value-type="float">
            <text:p>2,1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8])" office:value-type="float" office:value="3.88888888888889" calcext:value-type="float">
            <text:p>3,8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8])" office:value-type="float" office:value="0.333333333333333" calcext:value-type="float">
            <text:p>0,33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8])" office:value-type="float" office:value="0.888888888888889" calcext:value-type="float">
            <text:p>0,89</text:p>
          </table:table-cell>
          <table:table-cell table:style-name="ce121" office:value-type="float" office:value="6" calcext:value-type="float">
            <text:p>6</text:p>
          </table:table-cell>
          <table:table-cell table:formula="of:=[.K28]+[.M28]+[.O28]+[.Q28]" office:value-type="float" office:value="7.22222222222222" calcext:value-type="float">
            <text:p>7,22</text:p>
          </table:table-cell>
          <table:table-cell table:formula="of:=[.L28]+[.N28]+[.P28]+[.R28]" office:value-type="float" office:value="57" calcext:value-type="float">
            <text:p>57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1" office:value-type="date" office:date-value="2021-04-24" calcext:value-type="date">
            <text:p>24-04-2021</text:p>
          </table:table-cell>
          <table:table-cell table:style-name="ce212" office:value-type="float" office:value="25" calcext:value-type="float">
            <text:p>25</text:p>
          </table:table-cell>
          <table:table-cell table:style-name="ce42" table:formula="of:=[.$G$28]-([.$G$28]/[.$J$31]*[.J29])" office:value-type="float" office:value="1.40740740740741" calcext:value-type="float">
            <text:p>1,4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9])" office:value-type="float" office:value="2.5925925925926" calcext:value-type="float">
            <text:p>2,5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29])" office:value-type="float" office:value="0.222222222222222" calcext:value-type="float">
            <text:p>0,22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29])" office:value-type="float" office:value="0.592592592592594" calcext:value-type="float">
            <text:p>0,59</text:p>
          </table:table-cell>
          <table:table-cell table:style-name="ce121" office:value-type="float" office:value="6" calcext:value-type="float">
            <text:p>6</text:p>
          </table:table-cell>
          <table:table-cell table:formula="of:=[.K29]+[.M29]+[.O29]+[.Q29]" office:value-type="float" office:value="4.81481481481483" calcext:value-type="float">
            <text:p>4,81</text:p>
          </table:table-cell>
          <table:table-cell table:formula="of:=[.L29]+[.N29]+[.P29]+[.R29]" office:value-type="float" office:value="57" calcext:value-type="float">
            <text:p>57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/>
          <table:table-cell table:style-name="ce211" office:value-type="date" office:date-value="2021-04-25" calcext:value-type="date">
            <text:p>25-04-2021</text:p>
          </table:table-cell>
          <table:table-cell table:style-name="ce212" office:value-type="float" office:value="26" calcext:value-type="float">
            <text:p>26</text:p>
          </table:table-cell>
          <table:table-cell table:style-name="ce42" table:formula="of:=[.$G$28]-([.$G$28]/[.$J$31]*[.J30])" office:value-type="float" office:value="0.703703703703703" calcext:value-type="float">
            <text:p>0,7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30])" office:value-type="float" office:value="1.2962962962963" calcext:value-type="float">
            <text:p>1,3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30])" office:value-type="float" office:value="0.111111111111111" calcext:value-type="float">
            <text:p>0,11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30])" office:value-type="float" office:value="0.296296296296297" calcext:value-type="float">
            <text:p>0,30</text:p>
          </table:table-cell>
          <table:table-cell table:style-name="ce121" office:value-type="float" office:value="2" calcext:value-type="float">
            <text:p>2</text:p>
          </table:table-cell>
          <table:table-cell table:formula="of:=[.K30]+[.M30]+[.O30]+[.Q30]" office:value-type="float" office:value="2.40740740740741" calcext:value-type="float">
            <text:p>2,41</text:p>
          </table:table-cell>
          <table:table-cell table:formula="of:=[.L30]+[.N30]+[.P30]+[.R30]" office:value-type="float" office:value="53" calcext:value-type="float">
            <text:p>53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211" office:value-type="date" office:date-value="2021-04-26" calcext:value-type="date">
            <text:p>26-04-2021</text:p>
          </table:table-cell>
          <table:table-cell table:style-name="ce212" office:value-type="float" office:value="27" calcext:value-type="float">
            <text:p>27</text:p>
          </table:table-cell>
          <table:table-cell table:style-name="ce42" table:formula="of:=[.$G$28]-([.$G$28]/[.$J$31]*[.J31])" office:value-type="float" office:value="0" calcext:value-type="float">
            <text:p>0,0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31])" office:value-type="float" office:value="0" calcext:value-type="float">
            <text:p>0,0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8]-([.$G$68]/[.$J$31]*[.J31])" office:value-type="float" office:value="0" calcext:value-type="float">
            <text:p>0,00</text:p>
          </table:table-cell>
          <table:table-cell office:value-type="float" office:value="-3" calcext:value-type="float">
            <text:p>-3</text:p>
          </table:table-cell>
          <table:table-cell table:formula="of:=[.$G$76]-([.$G$76]/[.$J$31]*[.J31])" office:value-type="float" office:value="0" calcext:value-type="float">
            <text:p>0,00</text:p>
          </table:table-cell>
          <table:table-cell table:style-name="ce121" office:value-type="float" office:value="0" calcext:value-type="float">
            <text:p>0</text:p>
          </table:table-cell>
          <table:table-cell table:formula="of:=[.K31]+[.M31]+[.O31]+[.Q31]" office:value-type="float" office:value="0" calcext:value-type="float">
            <text:p>0,00</text:p>
          </table:table-cell>
          <table:table-cell table:formula="of:=[.L31]+[.N31]+[.P31]+[.R31]" office:value-type="float" office:value="51" calcext:value-type="float">
            <text:p>51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96" office:value-type="string" calcext:value-type="string">
            <text:p>Création de calendrier (graphiquement)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Associer des couleurs aux projets via le calendrie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Relier les tâches aux projets par leur nom et couleu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Afficher la date de début et fin d'une tâche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Penser à tout type d’utilisateu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1010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96" office:value-type="string" calcext:value-type="string">
            <text:p>Types d’affichage (mois, semaine)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32:.F37])" office:value-type="float" office:value="0" calcext:value-type="float">
            <text:p>0</text:p>
          </table:table-cell>
          <table:table-cell table:style-name="ce49" table:formula="of:=SUM([.G32:.G37])" office:value-type="float" office:value="35" calcext:value-type="float">
            <text:p>35</text:p>
          </table:table-cell>
          <table:table-cell/>
          <table:table-cell table:style-name="ce1" table:number-columns-spanned="2" table:number-rows-spanned="1"/>
          <table:covered-table-cell/>
          <table:table-cell table:style-name="ce81"/>
          <table:table-cell table:style-name="ce173"/>
          <table:table-cell table:style-name="ce81"/>
          <table:table-cell table:style-name="ce173"/>
          <table:table-cell table:style-name="ce81"/>
          <table:table-cell table:style-name="ce173"/>
          <table:table-cell table:style-name="ce81"/>
          <table:table-cell table:style-name="ce173"/>
          <table:table-cell table:number-columns-repeated="1006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11"/>
          <table:table-cell table:style-name="ce212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3">
          <table:table-cell table:style-name="ce48"/>
          <table:table-cell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48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7])" office:value-type="float" office:value="6" calcext:value-type="float">
            <text:p>6</text:p>
          </table:table-cell>
          <table:table-cell table:style-name="ce49" table:formula="of:=SUM([.G66:.G67])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DropBox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ation/Importation multipl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GoogleDriv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léments de l'interfac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2:.F75])" office:value-type="float" office:value="5" calcext:value-type="float">
            <text:p>5</text:p>
          </table:table-cell>
          <table:table-cell table:style-name="ce45" table:formula="of:=SUM([.G72:.G75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0:.F82])" office:value-type="float" office:value="0" calcext:value-type="float">
            <text:p>0</text:p>
          </table:table-cell>
          <table:table-cell table:style-name="ce63" table:formula="of:=SUM([.G80:.G82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48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7:.F88])" office:value-type="float" office:value="0" calcext:value-type="float">
            <text:p>0</text:p>
          </table:table-cell>
          <table:table-cell table:style-name="ce59" table:formula="of:=SUM([.G87:.G88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3:.F95])" office:value-type="float" office:value="0" calcext:value-type="float">
            <text:p>0</text:p>
          </table:table-cell>
          <table:table-cell table:style-name="ce63" table:formula="of:=SUM([.G93:.G95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0:.F104])" office:value-type="float" office:value="0" calcext:value-type="float">
            <text:p>0</text:p>
          </table:table-cell>
          <table:table-cell table:style-name="ce59" table:formula="of:=SUM([.G100:.G104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39:IT3.J61 IT3.I4:IT3.J31">
            <calcext:condition calcext:apply-style-name="cf18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31"/>
        <table:table-column table:style-name="co5" table:default-cell-style-name="ce31"/>
        <table:table-column table:style-name="co11" table:default-cell-style-name="ce31"/>
        <table:table-column table:style-name="co12" table:number-columns-repeated="2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57" table:default-cell-style-name="ce31"/>
        <table:table-column table:style-name="co2" table:number-columns-repeated="960" table:default-cell-style-name="Default"/>
        <table:table-row table:style-name="ro1">
          <table:table-cell table:number-columns-repeated="10"/>
          <table:table-cell table:style-name="ce17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8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3" office:value-type="string" calcext:value-type="string" table:number-columns-spanned="2" table:number-rows-spanned="1">
            <text:p>Histoire X</text:p>
          </table:table-cell>
          <table:covered-table-cell/>
          <table:table-cell table:style-name="ce173" office:value-type="string" calcext:value-type="string" table:number-columns-spanned="2" table:number-rows-spanned="1">
            <text:p>Histoire Y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3" office:value-type="string" calcext:value-type="string" table:number-columns-spanned="2" table:number-rows-spanned="1">
            <text:p>Jour</text:p>
          </table:table-cell>
          <table:covered-table-cell/>
          <table:table-cell table:style-name="ce173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173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style-name="ce173" office:value-type="string" calcext:value-type="string">
            <text:p>Idéal</text:p>
          </table:table-cell>
          <table:table-cell table:style-name="ce173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20" office:value-type="date" office:date-value="2018-03-06" calcext:value-type="date">
            <text:p>06-03-2018</text:p>
          </table:table-cell>
          <table:table-cell table:style-name="ce222" office:value-type="float" office:value="0" calcext:value-type="float">
            <text:p>0</text:p>
          </table:table-cell>
          <table:table-cell table:style-name="ce123" table:formula="of:=[.$G$11]*(1-1/[.$I$12]*[.J4])" office:value-type="float" office:value="0" calcext:value-type="float">
            <text:p>0</text:p>
          </table:table-cell>
          <table:table-cell table:style-name="ce12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20" office:value-type="date" office:date-value="2018-03-07" calcext:value-type="date">
            <text:p>07-03-2018</text:p>
          </table:table-cell>
          <table:table-cell table:style-name="ce222" office:value-type="float" office:value="1" calcext:value-type="float">
            <text:p>1</text:p>
          </table:table-cell>
          <table:table-cell table:style-name="ce123" table:formula="of:=[.$G$11]*(1-1/[.$I$12]*[.J5])" office:value-type="float" office:value="0" calcext:value-type="float">
            <text:p>0</text:p>
          </table:table-cell>
          <table:table-cell table:style-name="ce12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20" office:value-type="date" office:date-value="2018-03-08" calcext:value-type="date">
            <text:p>08-03-2018</text:p>
          </table:table-cell>
          <table:table-cell table:style-name="ce222" office:value-type="float" office:value="2" calcext:value-type="float">
            <text:p>2</text:p>
          </table:table-cell>
          <table:table-cell table:style-name="ce123" table:formula="of:=[.$G$11]*(1-1/[.$I$12]*[.J6])" office:value-type="float" office:value="0" calcext:value-type="float">
            <text:p>0</text:p>
          </table:table-cell>
          <table:table-cell table:style-name="ce12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20" office:value-type="date" office:date-value="2018-03-09" calcext:value-type="date">
            <text:p>09-03-2018</text:p>
          </table:table-cell>
          <table:table-cell table:style-name="ce222" office:value-type="float" office:value="3" calcext:value-type="float">
            <text:p>3</text:p>
          </table:table-cell>
          <table:table-cell table:style-name="ce123" table:formula="of:=[.$G$11]*(1-1/[.$I$12]*[.J7])" office:value-type="float" office:value="0" calcext:value-type="float">
            <text:p>0</text:p>
          </table:table-cell>
          <table:table-cell table:style-name="ce12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20" office:value-type="date" office:date-value="2018-03-10" calcext:value-type="date">
            <text:p>10-03-2018</text:p>
          </table:table-cell>
          <table:table-cell table:style-name="ce222" office:value-type="float" office:value="4" calcext:value-type="float">
            <text:p>4</text:p>
          </table:table-cell>
          <table:table-cell table:style-name="ce123" table:formula="of:=[.$G$11]*(1-1/[.$I$12]*[.J8])" office:value-type="float" office:value="0" calcext:value-type="float">
            <text:p>0</text:p>
          </table:table-cell>
          <table:table-cell table:style-name="ce12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20" office:value-type="date" office:date-value="2018-03-11" calcext:value-type="date">
            <text:p>11-03-2018</text:p>
          </table:table-cell>
          <table:table-cell table:style-name="ce222" office:value-type="float" office:value="5" calcext:value-type="float">
            <text:p>5</text:p>
          </table:table-cell>
          <table:table-cell table:style-name="ce123" table:formula="of:=[.$G$11]*(1-1/[.$I$12]*[.J9])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20" office:value-type="date" office:date-value="2018-03-12" calcext:value-type="date">
            <text:p>12-03-2018</text:p>
          </table:table-cell>
          <table:table-cell table:style-name="ce222" office:value-type="float" office:value="6" calcext:value-type="float">
            <text:p>6</text:p>
          </table:table-cell>
          <table:table-cell table:style-name="ce123" table:formula="of:=[.$G$11]*(1-1/[.$I$12]*[.J10])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44"/>
          <table:table-cell/>
          <table:table-cell table:style-name="ce18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20" office:value-type="date" office:date-value="2018-03-13" calcext:value-type="date">
            <text:p>13-03-2018</text:p>
          </table:table-cell>
          <table:table-cell table:style-name="ce222" office:value-type="float" office:value="7" calcext:value-type="float">
            <text:p>7</text:p>
          </table:table-cell>
          <table:table-cell table:style-name="ce123" table:formula="of:=[.$G$11]*(1-1/[.$I$12]*[.J11])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0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56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7" table:number-columns-repeated="5"/>
          <table:table-cell table:style-name="ce56"/>
          <table:table-cell table:number-columns-repeated="1011"/>
        </table:table-row>
        <table:table-row table:style-name="ro6">
          <table:table-cell table:style-name="ce56"/>
          <table:table-cell/>
          <table:table-cell table:style-name="ce37" office:value-type="string" calcext:value-type="string">
            <text:p>Date début/fin des tâche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56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7"/>
          <table:table-cell/>
          <table:table-cell table:style-name="ce37" office:value-type="string" calcext:value-type="string">
            <text:p>Sélection de dates via interface calendrier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style-name="ce57"/>
          <table:table-cell/>
          <table:table-cell table:style-name="ce37" office:value-type="string" calcext:value-type="string">
            <text:p>Date début/fin des projet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60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8"/>
          <table:table-cell/>
          <table:table-cell table:style-name="ce37" office:value-type="string" calcext:value-type="string">
            <text:p>Priorité des tâches en fonction du temp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0" calcext:value-type="float">
            <text:p>0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Création de calendrier (graphiquement)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Associer des couleurs aux projets via le calendrie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Relier les tâches aux projets par leur nom et couleu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Afficher la date de début et fin d'une tâche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Penser à tout type d’utilisateu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03" office:value-type="string" calcext:value-type="string">
            <text:p>Types d’affichage (mois, semaine)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32:.F37])" office:value-type="float" office:value="0" calcext:value-type="float">
            <text:p>0</text:p>
          </table:table-cell>
          <table:table-cell table:style-name="ce49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8])" office:value-type="float" office:value="6" calcext:value-type="float">
            <text:p>6</text:p>
          </table:table-cell>
          <table:table-cell table:style-name="ce49" table:formula="of:=SUM([.G66:.G68])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4:.F86])" office:value-type="float" office:value="0" calcext:value-type="float">
            <text:p>0</text:p>
          </table:table-cell>
          <table:table-cell table:style-name="ce63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1:.F92])" office:value-type="float" office:value="0" calcext:value-type="float">
            <text:p>0</text:p>
          </table:table-cell>
          <table:table-cell table:style-name="ce59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7:.F99])" office:value-type="float" office:value="0" calcext:value-type="float">
            <text:p>0</text:p>
          </table:table-cell>
          <table:table-cell table:style-name="ce63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48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4:.F108])" office:value-type="float" office:value="0" calcext:value-type="float">
            <text:p>0</text:p>
          </table:table-cell>
          <table:table-cell table:style-name="ce59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8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98"/>
        <table:named-range table:name="IT2H11" table:base-cell-address="$IT2.$A$1" table:cell-range-address="IT2.$F$109"/>
        <table:named-expression table:name="IT2H12" table:base-cell-address="$Overview.$A$1" table:expression="#REF!"/>
        <table:named-expression table:name="IT2H13" table:base-cell-address="$Overview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1"/>
        <table:named-range table:name="IT2H8" table:base-cell-address="$IT2.$A$1" table:cell-range-address="IT2.$F$80"/>
        <table:named-range table:name="IT2H9" table:base-cell-address="$IT2.$A$1" table:cell-range-address="IT2.$F$91"/>
        <table:named-range table:name="IT3H1" table:base-cell-address="$IT3.$A$1" table:cell-range-address="IT3.$F$11"/>
        <table:named-range table:name="IT3H10" table:base-cell-address="$IT3.$A$1" table:cell-range-address="IT3.$F$88"/>
        <table:named-range table:name="IT3H11" table:base-cell-address="$IT3.$A$1" table:cell-range-address="IT3.$F$99"/>
        <table:named-expression table:name="IT3H12" table:base-cell-address="$Overview.$A$1" table:expression="#REF!"/>
        <table:named-expression table:name="IT3H13" table:base-cell-address="$Overview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expression table:name="IT3H8" table:base-cell-address="$Overview.$A$1" table:expression="'it3'.#ref!"/>
        <table:named-range table:name="IT3H9" table:base-cell-address="$IT3.$A$1" table:cell-range-address="IT3.$F$81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1" svg:font-family="Georgia2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  <number:text>-</number:text>
      <number:year number:style="long"/>
    </number:date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16" style:family="table-cell" style:parent-style-name="Default" style:data-style-name="N0">
      <style:table-cell-properties fo:background-color="#b7e1cd" style:vertical-align="automatic"/>
    </style:style>
    <style:style style:name="cf17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8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1:22:11.615918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4-25T21:31:21.835257031</dc:date>
    <meta:editing-cycles>15</meta:editing-cycles>
    <meta:editing-duration>PT36M57S</meta:editing-duration>
    <meta:document-statistic meta:table-count="5" meta:cell-count="235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108">
      <style:chart-properties chart:symbol-type="named-symbol" chart:symbol-name="asterisk" chart:symbol-width="0.176cm" chart:symbol-height="0.176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1cm" svg:height="15.261cm" xlink:href=".." xlink:type="simple" chart:class="chart:line" chart:style-name="ch1">
        <chart:legend chart:legend-position="end" svg:x="18.663cm" svg:y="4.094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5cm" svg:height="14.651cm">
          <chartooo:coordinate-region svg:x="1.365cm" svg:y="0.505cm" svg:width="15.971cm" svg:height="13.80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">
                <text:p>8</text:p>
                <draw:g>
                  <svg:desc>Overview.C9:Overview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17:Overview.G18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06">
                <text:p>306</text:p>
                <draw:g>
                  <svg:desc>Overview.C18:Overview.G1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791cm" svg:y="5.798cm" style:legend-expansion="high" chart:style-name="ch2"/>
        <chart:plot-area chart:style-name="ch3" table:cell-range-address="IT1.Q3:IT1.R18" chart:data-source-has-labels="row" svg:x="0cm" svg:y="0cm" svg:width="17.341cm" svg:height="12.018cm">
          <chartooo:coordinate-region svg:x="0.524cm" svg:y="0.199cm" svg:width="16.604cm" svg:height="11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style-name="ch1">
        <chart:legend chart:legend-position="end" svg:x="25.284cm" svg:y="6.909cm" style:legend-expansion="high" chart:style-name="ch2"/>
        <chart:plot-area chart:style-name="ch3" table:cell-range-address="IT2.J4:IT2.J26 IT2.Q3:IT2.R26" chart:data-source-has-labels="both" svg:x="0.549cm" svg:y="0.298cm" svg:width="24.186cm" svg:height="14.319cm">
          <chartooo:coordinate-region svg:x="1.073cm" svg:y="0.497cm" svg:width="23.449cm" svg:height="13.473cm"/>
          <chart:axis chart:dimension="x" chart:name="primary-x" chart:style-name="ch4" chartooo:axis-type="text">
            <chart:categories table:cell-range-address="IT2.J4:IT2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6" chart:label-cell-address="IT2.Q3:IT2.Q3" chart:class="chart:line">
            <chart:data-point chart:repeated="23"/>
          </chart:series>
          <chart:series chart:style-name="ch8" chart:values-cell-range-address="IT2.R4:IT2.R26" chart:label-cell-address="IT2.R3:IT2.R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6</svg:desc>
                </draw:g>
              </table:table-cell>
              <table:table-cell office:value-type="float" office:value="52">
                <text:p>52</text:p>
                <draw:g>
                  <svg:desc>IT2.Q4:IT2.Q26</svg:desc>
                </draw:g>
              </table:table-cell>
              <table:table-cell office:value-type="float" office:value="57">
                <text:p>57</text:p>
                <draw:g>
                  <svg:desc>IT2.R4:IT2.R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2380952380952">
                <text:p>27.2380952380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90476190476191">
                <text:p>9.90476190476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5238095238095">
                <text:p>4.95238095238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77cm" svg:height="15.786cm" xlink:href=".." xlink:type="simple" chart:class="chart:line" chart:style-name="ch1">
        <chart:legend chart:legend-position="end" svg:x="23.579cm" svg:y="7.345cm" style:legend-expansion="high" chart:style-name="ch2"/>
        <chart:plot-area chart:style-name="ch3" table:cell-range-address="IT3.J4:IT3.J31 IT3.S3:IT3.T31" chart:data-source-has-labels="both" svg:x="0.515cm" svg:y="0.315cm" svg:width="22.549cm" svg:height="15.156cm">
          <chartooo:coordinate-region svg:x="1.039cm" svg:y="0.514cm" svg:width="21.812cm" svg:height="14.31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chart:label-cell-address="IT3.S3:IT3.S3" chart:class="chart:line">
            <chart:data-point chart:repeated="28"/>
          </chart:series>
          <chart:series chart:style-name="ch8" chart:values-cell-range-address="IT3.T4:IT3.T31" chart:label-cell-address="IT3.T3:IT3.T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31</svg:desc>
                </draw:g>
              </table:table-cell>
              <table:table-cell office:value-type="float" office:value="65">
                <text:p>65</text:p>
                <draw:g>
                  <svg:desc>IT3.S4:IT3.S31</svg:desc>
                </draw:g>
              </table:table-cell>
              <table:table-cell office:value-type="float" office:value="65">
                <text:p>65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2.5925925925926">
                <text:p>62.59259259259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.1851851851852">
                <text:p>60.18518518518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7777777777778">
                <text:p>57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.3703703703704">
                <text:p>55.37037037037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.962962962963">
                <text:p>52.9629629629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7407407407407">
                <text:p>45.74074074074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.9259259259259">
                <text:p>40.92592592592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.5185185185185">
                <text:p>38.5185185185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.7037037037038">
                <text:p>33.70370370370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.2962962962963">
                <text:p>31.29629629629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4814814814815">
                <text:p>26.48148148148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2592592592593">
                <text:p>19.25925925925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8518518518519">
                <text:p>16.85185185185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.037037037037">
                <text:p>12.0370370370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62962962962964">
                <text:p>9.629629629629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22222222222222">
                <text:p>7.222222222222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81481481481483">
                <text:p>4.81481481481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40740740740741">
                <text:p>2.407407407407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30">
                <text:p>30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